
<file path=META-INF/manifest.xml><?xml version="1.0" encoding="utf-8"?>
<manifest xmlns="urn:oasis:names:tc:opendocument:xmlns:manifest:1.0" xmlns:manifest="urn:oasis:names:tc:opendocument:xmlns:manifest:1.0" version="1.2">
  <file-entry manifest:full-path="/" version="1.2" manifest:media-type="application/vnd.oasis.opendocument.spreadsheet"/>
  <file-entry manifest:full-path="mimetype" manifest:media-type="text/plain"/>
  <file-entry manifest:full-path="meta.xml" manifest:media-type="text/xml"/>
  <file-entry manifest:full-path="content.xml" manifest:media-type="text/xml"/>
  <file-entry manifest:full-path="styles.xml" manifest:media-type="text/xml"/>
</manifest>
</file>

<file path=content.xml><?xml version="1.0" encoding="utf-8"?>
<document-content xmlns="urn:oasis:names:tc:opendocument:xmlns:office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automatic-styles>
    <style:style style:name="Cdate" style:family="table-cell" style:parent-style-name="Default" style:data-style-name="Ndate"/>
    <style:style style:name="Ctime" style:family="table-cell" style:parent-style-name="Default" style:data-style-name="Ntime"/>
    <style:style style:name="Ctimestamp" style:family="table-cell" style:parent-style-name="Default" style:data-style-name="Ntimestamp"/>
  </automatic-styles>
  <body>
    <spreadsheet>
      <table:table table:name="ACC∕NCDR CathPCI v5.0">
        <table:table-column table:number-columns-repeated="387"/>
        <table:table-row>
          <table:table-cell office:value-type="string" office:string-value="Participant ID [1000: PartID]">
            <text:p>Participant ID [1002: PartID]</text:p>
          </table:table-cell>
          <table:table-cell office:value-type="string" office:string-value="Participant Name [1010: PartName]">
            <text:p>Participant Name [1010: PartName]</text:p>
          </table:table-cell>
          <table:table-cell office:value-type="string" office:string-value="Vendor Identifier [1050: VendorId]">
            <text:p>Vendor Identifier [1050: VendorId]</text:p>
          </table:table-cell>
          <table:table-cell office:value-type="string" office:string-value="Vendor Software Version [1060: VendorVer]">
            <text:p>Vendor Software Version [1060: VendorVer]</text:p>
          </table:table-cell>
          <table:table-cell office:value-type="string" office:string-value="Registry Identifier [1070: RegistryId]">
            <text:p>Registry Identifier [1070: RegistryId]</text:p>
          </table:table-cell>
          <table:table-cell office:value-type="string" office:string-value="Registry Schema Version [1071: SchemaVersion]">
            <text:p>Registry Schema Version [1071: SchemaVersion]</text:p>
          </table:table-cell>
          <table:table-cell office:value-type="string" office:string-value="Notes - Administration">
            <text:p>Notes - Administration</text:p>
          </table:table-cell>
          <table:table-cell office:value-type="string" office:string-value="Exclude NCDR Patient Identifiers from Export/Harvest">
            <text:p>Exclude NCDR Patient Identifiers from Export/Harvest</text:p>
          </table:table-cell>
          <table:table-cell office:value-type="string" office:string-value="Last Name [2000: LastName]">
            <text:p>Last Name [2000: LastName]</text:p>
          </table:table-cell>
          <table:table-cell office:value-type="string" office:string-value="First Name [2010: FirstName]">
            <text:p>First Name [2010: FirstName]</text:p>
          </table:table-cell>
          <table:table-cell office:value-type="string" office:string-value="Middle Name [2020: MidName]">
            <text:p>Middle Name [2020: MidName]</text:p>
          </table:table-cell>
          <table:table-cell office:value-type="string" office:string-value="SSN N/A [2031: SSNNA]">
            <text:p>SSN N/A [2031: SSNNA]</text:p>
          </table:table-cell>
          <table:table-cell office:value-type="string" office:string-value="SSN [2030: SSN]">
            <text:p>SSN [2030: SSN]</text:p>
          </table:table-cell>
          <table:table-cell office:value-type="string" office:string-value="Patient ID [2040: NCDRPatientID]">
            <text:p>Patient ID [2040: NCDRPatientID]</text:p>
          </table:table-cell>
          <table:table-cell office:value-type="string" office:string-value="Other ID Same as MRN">
            <text:p>Other ID Same as MRN</text:p>
          </table:table-cell>
          <table:table-cell office:value-type="string" office:string-value="Other ID [2045: OtherID]">
            <text:p>Other ID [2045: OtherID]</text:p>
          </table:table-cell>
          <table:table-cell office:value-type="string" office:string-value="Birth Date [2050: DOB]">
            <text:p>Birth Date [2050: DOB]</text:p>
          </table:table-cell>
          <table:table-cell office:value-type="string" office:string-value="Sex [2060: Sex]">
            <text:p>Sex [2060: Sex]</text:p>
          </table:table-cell>
          <table:table-cell office:value-type="string" office:string-value="Zip Code N/A [2066: ZipCodeNA]">
            <text:p>Zip Code N/A [2066: ZipCodeNA]</text:p>
          </table:table-cell>
          <table:table-cell office:value-type="string" office:string-value="Patient Zip Code [2065: ZipCode]">
            <text:p>Patient Zip Code [2065: ZipCode]</text:p>
          </table:table-cell>
          <table:table-cell office:value-type="string" office:string-value="Race - White [2070: RaceWhite]">
            <text:p>Race - White [2070: RaceWhite]</text:p>
          </table:table-cell>
          <table:table-cell office:value-type="string" office:string-value="Race - Black/African American [2071: RaceBlack]">
            <text:p>Race - Black/African American [2071: RaceBlack]</text:p>
          </table:table-cell>
          <table:table-cell office:value-type="string" office:string-value="Race - American Indian/Alaskan Native [2073: RaceAmIndian]">
            <text:p>Race - American Indian/Alaskan Native [2073: RaceAmIndian]</text:p>
          </table:table-cell>
          <table:table-cell office:value-type="string" office:string-value="Race - Asian [2072: RaceAsian]">
            <text:p>Race - Asian [2072: RaceAsian]</text:p>
          </table:table-cell>
          <table:table-cell office:value-type="string" office:string-value="Race - Asian Indian [2080: RaceAsianIndian]">
            <text:p>Race - Asian Indian [2080: RaceAsianIndian]</text:p>
          </table:table-cell>
          <table:table-cell office:value-type="string" office:string-value="Race - Chinese [2081: RaceChinese]">
            <text:p>Race - Chinese [2081: RaceChinese]</text:p>
          </table:table-cell>
          <table:table-cell office:value-type="string" office:string-value="Race - Filipino [2082: RaceFilipino]">
            <text:p>Race - Filipino [2082: RaceFilipino]</text:p>
          </table:table-cell>
          <table:table-cell office:value-type="string" office:string-value="Race - Japanese [2083: RaceJapanese]">
            <text:p>Race - Japanese [2083: RaceJapanese]</text:p>
          </table:table-cell>
          <table:table-cell office:value-type="string" office:string-value="Race - Korean [2084: RaceKorean]">
            <text:p>Race - Korean [2084: RaceKorean]</text:p>
          </table:table-cell>
          <table:table-cell office:value-type="string" office:string-value="Race - Vietnamese [2085: RaceVietnamese]">
            <text:p>Race - Vietnamese [2085: RaceVietnamese]</text:p>
          </table:table-cell>
          <table:table-cell office:value-type="string" office:string-value="Race - Other Asian [2086: RaceAsianOther]">
            <text:p>Race - Other Asian [2086: RaceAsianOther]</text:p>
          </table:table-cell>
          <table:table-cell office:value-type="string" office:string-value="Race - Native Hawaiian/Pacific Islander [2074: RaceNatHaw]">
            <text:p>Race - Native Hawaiian/Pacific Islander [2074: RaceNatHaw]</text:p>
          </table:table-cell>
          <table:table-cell office:value-type="string" office:string-value="Race - Native Hawaiian [2090: RaceNativeHawaii]">
            <text:p>Race - Native Hawaiian [2090: RaceNativeHawaii]</text:p>
          </table:table-cell>
          <table:table-cell office:value-type="string" office:string-value="Race - Guamanian or Chamorro [2091: RaceGuamChamorro]">
            <text:p>Race - Guamanian or Chamorro [2091: RaceGuamChamorro]</text:p>
          </table:table-cell>
          <table:table-cell office:value-type="string" office:string-value="Race - Samoan [2092: RaceSamoan]">
            <text:p>Race - Samoan [2092: RaceSamoan]</text:p>
          </table:table-cell>
          <table:table-cell office:value-type="string" office:string-value="Race - Other Pacific Islander [2093: RacePacificIslandOther]">
            <text:p>Race - Other Pacific Islander [2093: RacePacificIslandOther]</text:p>
          </table:table-cell>
          <table:table-cell office:value-type="string" office:string-value="Hispanic or Latino Ethnicity [2076: HispOrig]">
            <text:p>Hispanic or Latino Ethnicity [2076: HispOrig]</text:p>
          </table:table-cell>
          <table:table-cell office:value-type="string" office:string-value="Hispanic Ethnicity Type - Mexican, Mexican-American, Chicano [2100: HispEthnicityMexican]">
            <text:p>Hispanic Ethnicity Type - Mexican, Mexican-American, Chicano [2100: HispEthnicityMexican]</text:p>
          </table:table-cell>
          <table:table-cell office:value-type="string" office:string-value="Hispanic Ethnicity Type - Puerto Rican [2101: HispEthnicityPuertoRico]">
            <text:p>Hispanic Ethnicity Type - Puerto Rican [2101: HispEthnicityPuertoRico]</text:p>
          </table:table-cell>
          <table:table-cell office:value-type="string" office:string-value="Hispanic Ethnicity Type - Cuban [2102: HispEthnicityCuban]">
            <text:p>Hispanic Ethnicity Type - Cuban [2102: HispEthnicityCuban]</text:p>
          </table:table-cell>
          <table:table-cell office:value-type="string" office:string-value="Hispanic Ethnicity Type - Other Hispanic, Latino or Spanish Origin [2103: HispEthnicityOtherOrigin]">
            <text:p>Hispanic Ethnicity Type - Other Hispanic, Latino or Spanish Origin [2103: HispEthnicityOtherOrigin]</text:p>
          </table:table-cell>
          <table:table-cell office:value-type="string" office:string-value="Notes - Demographics">
            <text:p>Notes - Demographics</text:p>
          </table:table-cell>
          <table:table-cell office:value-type="string" office:string-value="Episode Unique Key [2999: EpisodeKey]">
            <text:p>Episode Unique Key [2999: EpisodeKey]</text:p>
          </table:table-cell>
          <table:table-cell office:value-type="string" office:string-value="Arrival Date and Time [3001: ArrivalDateTime]">
            <text:p>Arrival Date and Time [3001: ArrivalDateTime]</text:p>
          </table:table-cell>
          <table:table-cell office:value-type="string" office:string-value="Arrival Date &amp; Time Time">
            <text:p>Arrival Date &amp; Time Time</text:p>
          </table:table-cell>
          <table:table-cell office:value-type="string" office:string-value="Admitting Provider">
            <text:p>Admitting Provider</text:p>
          </table:table-cell>
          <table:table-cell office:value-type="string" office:string-value="Admitting Provider's Last Name [3050: AdmLName]">
            <text:p>Admitting Provider's Last Name [3050: AdmLName]</text:p>
          </table:table-cell>
          <table:table-cell office:value-type="string" office:string-value="Admitting Provider's First Name [3051: AdmFName]">
            <text:p>Admitting Provider's First Name [3051: AdmFName]</text:p>
          </table:table-cell>
          <table:table-cell office:value-type="string" office:string-value="Admitting Provider's Middle Name [3052: AdmMName]">
            <text:p>Admitting Provider's Middle Name [3052: AdmMName]</text:p>
          </table:table-cell>
          <table:table-cell office:value-type="string" office:string-value="Admitting Provider's NPI [3053: AdmNPI]">
            <text:p>Admitting Provider's NPI [3053: AdmNPI]</text:p>
          </table:table-cell>
          <table:table-cell office:value-type="string" office:string-value="Health Insurance [3005: HealthIns]">
            <text:p>Health Insurance [3005: HealthIns]</text:p>
          </table:table-cell>
          <table:table-cell office:value-type="string" office:string-value="Private Health Insurance">
            <text:p>Private Health Insurance</text:p>
          </table:table-cell>
          <table:table-cell office:value-type="string" office:string-value="Medicare">
            <text:p>Medicare</text:p>
          </table:table-cell>
          <table:table-cell office:value-type="string" office:string-value="Medicaid">
            <text:p>Medicaid</text:p>
          </table:table-cell>
          <table:table-cell office:value-type="string" office:string-value="Military Health Care">
            <text:p>Military Health Care</text:p>
          </table:table-cell>
          <table:table-cell office:value-type="string" office:string-value="State-Specific Plan (non-Medicaid)">
            <text:p>State-Specific Plan (non-Medicaid)</text:p>
          </table:table-cell>
          <table:table-cell office:value-type="string" office:string-value="Indian Health Service">
            <text:p>Indian Health Service</text:p>
          </table:table-cell>
          <table:table-cell office:value-type="string" office:string-value="Non-US Insurance">
            <text:p>Non-US Insurance</text:p>
          </table:table-cell>
          <table:table-cell office:value-type="string" office:string-value="Health Insurance Claim Number (HIC) [3015: HIC]">
            <text:p>Health Insurance Claim Number (HIC) [3015: HIC]</text:p>
          </table:table-cell>
          <table:table-cell office:value-type="string" office:string-value="Patient Enrolled in Research Study [3020: EnrolledStudy]">
            <text:p>Patient Enrolled in Research Study [3020: EnrolledStudy]</text:p>
          </table:table-cell>
          <table:table-cell office:value-type="string" office:string-value="Research Study">
            <text:p>Research Study</text:p>
          </table:table-cell>
          <table:table-cell office:value-type="string" office:string-value="Patient Restriction [3036: PtRestriction2]">
            <text:p>Patient Restriction [3036: PtRestriction2]</text:p>
          </table:table-cell>
          <table:table-cell office:value-type="string" office:string-value="Attending Providers">
            <text:p>Attending Providers</text:p>
          </table:table-cell>
          <table:table-cell office:value-type="string" office:string-value="Notes - Episode of Care">
            <text:p>Notes - Episode of Care</text:p>
          </table:table-cell>
          <table:table-cell office:value-type="string" office:string-value="Set Unspecified Risk Factors to No">
            <text:p>Set Unspecified Risk Factors to No</text:p>
          </table:table-cell>
          <table:table-cell office:value-type="string" office:string-value="Hypertension [4615: Hypertension]">
            <text:p>Hypertension [4615: Hypertension]</text:p>
          </table:table-cell>
          <table:table-cell office:value-type="string" office:string-value="Dyslipidemia [4620: Dyslipidemia]">
            <text:p>Dyslipidemia [4620: Dyslipidemia]</text:p>
          </table:table-cell>
          <table:table-cell office:value-type="string" office:string-value="Prior Myocardial Infarction [4291: HxMI]">
            <text:p>Prior Myocardial Infarction [4291: HxMI]</text:p>
          </table:table-cell>
          <table:table-cell office:value-type="string" office:string-value="Most Recent MI Date [4296: HxMIDate]">
            <text:p>Most Recent MI Date [4296: HxMIDate]</text:p>
          </table:table-cell>
          <table:table-cell office:value-type="string" office:string-value="Prior Percutaneous Coronary Intervention [4495: PriorPCI]">
            <text:p>Prior Percutaneous Coronary Intervention [4495: PriorPCI]</text:p>
          </table:table-cell>
          <table:table-cell office:value-type="string" office:string-value="Most Recent Percutaneous Coronary Intervention Date [4503: HxPCIDate]">
            <text:p>Most Recent Percutaneous Coronary Intervention Date [4503: HxPCIDate]</text:p>
          </table:table-cell>
          <table:table-cell office:value-type="string" office:string-value="Percutaneous Coronary Intervention of the Left Main Coronary Artery Unknown [4502: LMPCIUnk]">
            <text:p>Percutaneous Coronary Intervention of the Left Main Coronary Artery Unknown [4502: LMPCIUnk]</text:p>
          </table:table-cell>
          <table:table-cell office:value-type="string" office:string-value="Percutaneous Coronary Intervention of the Left Main Coronary Artery [4501: LMPCI]">
            <text:p>Percutaneous Coronary Intervention of the Left Main Coronary Artery [4501: LMPCI]</text:p>
          </table:table-cell>
          <table:table-cell office:value-type="string" office:string-value="Height [6000: Height]">
            <text:p>Height [6000: Height]</text:p>
          </table:table-cell>
          <table:table-cell office:value-type="string" office:string-value="Weight [6005: Weight]">
            <text:p>Weight [6005: Weight]</text:p>
          </table:table-cell>
          <table:table-cell office:value-type="string" office:string-value="Family History of Premature Coronary Artery Disease [4287: FamilyHxCAD]">
            <text:p>Family History of Premature Coronary Artery Disease [4287: FamilyHxCAD]</text:p>
          </table:table-cell>
          <table:table-cell office:value-type="string" office:string-value="Cerebrovascular Disease [4551: HxCVD]">
            <text:p>Cerebrovascular Disease [4551: HxCVD]</text:p>
          </table:table-cell>
          <table:table-cell office:value-type="string" office:string-value="Peripheral Arterial Disease [4610: PriorPAD]">
            <text:p>Peripheral Arterial Disease [4610: PriorPAD]</text:p>
          </table:table-cell>
          <table:table-cell office:value-type="string" office:string-value="Chronic Lung Disease [4576: HxChronicLungDisease]">
            <text:p>Chronic Lung Disease [4576: HxChronicLungDisease]</text:p>
          </table:table-cell>
          <table:table-cell office:value-type="string" office:string-value="Prior Coronary Artery Bypass Graft [4515: PriorCABG]">
            <text:p>Prior Coronary Artery Bypass Graft [4515: PriorCABG]</text:p>
          </table:table-cell>
          <table:table-cell office:value-type="string" office:string-value="Most Recent Coronary Artery Bypass Graft Date [4521: HxCABGDate]">
            <text:p>Most Recent Coronary Artery Bypass Graft Date [4521: HxCABGDate]</text:p>
          </table:table-cell>
          <table:table-cell office:value-type="string" office:string-value="Tobacco Use [4625: TobaccoUse]">
            <text:p>Tobacco Use [4625: TobaccoUse]</text:p>
          </table:table-cell>
          <table:table-cell office:value-type="string" office:string-value="Cigarettes">
            <text:p>Cigarettes</text:p>
          </table:table-cell>
          <table:table-cell office:value-type="string" office:string-value="Cigars">
            <text:p>Cigars</text:p>
          </table:table-cell>
          <table:table-cell office:value-type="string" office:string-value="Pipe">
            <text:p>Pipe</text:p>
          </table:table-cell>
          <table:table-cell office:value-type="string" office:string-value="Smokeless">
            <text:p>Smokeless</text:p>
          </table:table-cell>
          <table:table-cell office:value-type="string" office:string-value="Smoking Amount [4627: SmokeAmount]">
            <text:p>Smoking Amount [4627: SmokeAmount]</text:p>
          </table:table-cell>
          <table:table-cell office:value-type="string" office:string-value="Cardiac Arrest Out of Healthcare Facility [4630: CAOutHospital]">
            <text:p>Cardiac Arrest Out of Healthcare Facility [4630: CAOutHospital]</text:p>
          </table:table-cell>
          <table:table-cell office:value-type="string" office:string-value="Cardiac Arrest Witnessed [4631: CAWitness]">
            <text:p>Cardiac Arrest Witnessed [4631: CAWitness]</text:p>
          </table:table-cell>
          <table:table-cell office:value-type="string" office:string-value="Cardiac Arrest After Arrival of Emergency Medical Services [4632: CAPostEMS]">
            <text:p>Cardiac Arrest After Arrival of Emergency Medical Services [4632: CAPostEMS]</text:p>
          </table:table-cell>
          <table:table-cell office:value-type="string" office:string-value="First Cardiac Arrest Rhythm Unknown [4634: InitCARhythmUnk]">
            <text:p>First Cardiac Arrest Rhythm Unknown [4634: InitCARhythmUnk]</text:p>
          </table:table-cell>
          <table:table-cell office:value-type="string" office:string-value="First Cardiac Arrest Rhythm [4633: InitCARhythm]">
            <text:p>First Cardiac Arrest Rhythm [4633: InitCARhythm]</text:p>
          </table:table-cell>
          <table:table-cell office:value-type="string" office:string-value="Cardiac Arrest at Transferring Healthcare Facility [4635: CATransferFac]">
            <text:p>Cardiac Arrest at Transferring Healthcare Facility [4635: CATransferFac]</text:p>
          </table:table-cell>
          <table:table-cell office:value-type="string" office:string-value="Diabetes Mellitus [4555: Diabetes]">
            <text:p>Diabetes Mellitus [4555: Diabetes]</text:p>
          </table:table-cell>
          <table:table-cell office:value-type="string" office:string-value="Currently on Dialysis [4560: CurrentDialysis]">
            <text:p>Currently on Dialysis [4560: CurrentDialysis]</text:p>
          </table:table-cell>
          <table:table-cell office:value-type="string" office:string-value="Canadian Study of Health and Aging (CSHA) Clinical Frailty Scale [4561: CSHAScale]">
            <text:p>Canadian Study of Health and Aging (CSHA) Clinical Frailty Scale [4561: CSHAScale]</text:p>
          </table:table-cell>
          <table:table-cell office:value-type="string" office:string-value="Notes - History and Risk Factors">
            <text:p>Notes - History and Risk Factors</text:p>
          </table:table-cell>
          <table:table-cell office:value-type="string" office:string-value="Set Unspecified Pre-Proc Information to No">
            <text:p>Set Unspecified Pre-Proc Information to No</text:p>
          </table:table-cell>
          <table:table-cell office:value-type="string" office:string-value="Heart Failure [4001: HxHF]">
            <text:p>Heart Failure [4001: HxHF]</text:p>
          </table:table-cell>
          <table:table-cell office:value-type="string" office:string-value="New York Heart Association Classification [4011: PriorNYHA]">
            <text:p>New York Heart Association Classification [4011: PriorNYHA]</text:p>
          </table:table-cell>
          <table:table-cell office:value-type="string" office:string-value="Heart Failure Newly Diagnosed [4012: HFNewDiag]">
            <text:p>Heart Failure Newly Diagnosed [4012: HFNewDiag]</text:p>
          </table:table-cell>
          <table:table-cell office:value-type="string" office:string-value="Heart Failure Type Unknown [4014: HFTypeUnk]">
            <text:p>Heart Failure Type Unknown [4014: HFTypeUnk]</text:p>
          </table:table-cell>
          <table:table-cell office:value-type="string" office:string-value="Heart Failure Type [4013: HFType]">
            <text:p>Heart Failure Type [4013: HFType]</text:p>
          </table:table-cell>
          <table:table-cell office:value-type="string" office:string-value="Electrocardiac Assessment Method [5037: ECAssessMethod]">
            <text:p>Electrocardiac Assessment Method [5037: ECAssessMethod]</text:p>
          </table:table-cell>
          <table:table-cell office:value-type="string" office:string-value="Electrocardiac Assessment Results [5032: ECGResults]">
            <text:p>Electrocardiac Assessment Results [5032: ECGResults]</text:p>
          </table:table-cell>
          <table:table-cell office:value-type="string" office:string-value="New Antiarrhythmic Therapy Initiated Prior to Cath Lab [5033: AntiArrhyTherapy]">
            <text:p>New Antiarrhythmic Therapy Initiated Prior to Cath Lab [5033: AntiArrhyTherapy]</text:p>
          </table:table-cell>
          <table:table-cell office:value-type="string" office:string-value="Ventricular fibrillation (VF)">
            <text:p>Ventricular fibrillation (VF)</text:p>
          </table:table-cell>
          <table:table-cell office:value-type="string" office:string-value="Sustained VT">
            <text:p>Sustained VT</text:p>
          </table:table-cell>
          <table:table-cell office:value-type="string" office:string-value="Non Sustained VT">
            <text:p>Non Sustained VT</text:p>
          </table:table-cell>
          <table:table-cell office:value-type="string" office:string-value="Exercise Induced VT">
            <text:p>Exercise Induced VT</text:p>
          </table:table-cell>
          <table:table-cell office:value-type="string" office:string-value="T Wave Inversions">
            <text:p>T Wave Inversions</text:p>
          </table:table-cell>
          <table:table-cell office:value-type="string" office:string-value="New Left Bundle Branch Block">
            <text:p>New Left Bundle Branch Block</text:p>
          </table:table-cell>
          <table:table-cell office:value-type="string" office:string-value="New Onset Atrial Fib">
            <text:p>New Onset Atrial Fib</text:p>
          </table:table-cell>
          <table:table-cell office:value-type="string" office:string-value="New Onset Atrial Flutter">
            <text:p>New Onset Atrial Flutter</text:p>
          </table:table-cell>
          <table:table-cell office:value-type="string" office:string-value="PVC - Frequent">
            <text:p>PVC - Frequent</text:p>
          </table:table-cell>
          <table:table-cell office:value-type="string" office:string-value="PVC - Infrequent">
            <text:p>PVC - Infrequent</text:p>
          </table:table-cell>
          <table:table-cell office:value-type="string" office:string-value="2nd Degree AV Heart Block Type I">
            <text:p>2nd Degree AV Heart Block Type I</text:p>
          </table:table-cell>
          <table:table-cell office:value-type="string" office:string-value="2nd Degree AV Heart Block Type II">
            <text:p>2nd Degree AV Heart Block Type II</text:p>
          </table:table-cell>
          <table:table-cell office:value-type="string" office:string-value="3rd Degree AV Heart Block">
            <text:p>3rd Degree AV Heart Block</text:p>
          </table:table-cell>
          <table:table-cell office:value-type="string" office:string-value="Symptomatic Bradyarrhythmia">
            <text:p>Symptomatic Bradyarrhythmia</text:p>
          </table:table-cell>
          <table:table-cell office:value-type="string" office:string-value="ST deviation &gt;= 0.5 mm">
            <text:p>ST deviation &gt;= 0.5 mm</text:p>
          </table:table-cell>
          <table:table-cell office:value-type="string" office:string-value="Other Electrocardiac Abnormality">
            <text:p>Other Electrocardiac Abnormality</text:p>
          </table:table-cell>
          <table:table-cell office:value-type="string" office:string-value="Heart Rate [6011: HR]">
            <text:p>Heart Rate [6011: HR]</text:p>
          </table:table-cell>
          <table:table-cell office:value-type="string" office:string-value="Symptomatic">
            <text:p>Symptomatic</text:p>
          </table:table-cell>
          <table:table-cell office:value-type="string" office:string-value="Newly Diagnosed">
            <text:p>Newly Diagnosed</text:p>
          </table:table-cell>
          <table:table-cell office:value-type="string" office:string-value="Other">
            <text:p>Other</text:p>
          </table:table-cell>
          <table:table-cell office:value-type="string" office:string-value="Stress Test Performed [5200: StressPerformed]">
            <text:p>Stress Test Performed [5200: StressPerformed]</text:p>
          </table:table-cell>
          <table:table-cell office:value-type="string" office:string-value="Stress Test Performed Type [5201: StressTestType]">
            <text:p>Stress Test Performed Type [5201: StressTestType]</text:p>
          </table:table-cell>
          <table:table-cell office:value-type="string" office:string-value="Stress Test Date [5204: StressTestDate]">
            <text:p>Stress Test Date [5204: StressTestDate]</text:p>
          </table:table-cell>
          <table:table-cell office:value-type="string" office:string-value="Stress Test Results [5202: StressTestResult]">
            <text:p>Stress Test Results [5202: StressTestResult]</text:p>
          </table:table-cell>
          <table:table-cell office:value-type="string" office:string-value="Stress Test Risk/Extent of Ischemia [5203: StressTestRisk]">
            <text:p>Stress Test Risk/Extent of Ischemia [5203: StressTestRisk]</text:p>
          </table:table-cell>
          <table:table-cell office:value-type="string" office:string-value="Cardiac CTA Performed [5220: CardiacCTA]">
            <text:p>Cardiac CTA Performed [5220: CardiacCTA]</text:p>
          </table:table-cell>
          <table:table-cell office:value-type="string" office:string-value="Cardiac CTA Date [5226: CardiacCTADate]">
            <text:p>Cardiac CTA Date [5226: CardiacCTADate]</text:p>
          </table:table-cell>
          <table:table-cell office:value-type="string" office:string-value="Cardiac CTA Results Unknown [5228: CardiacCTAResultsUnk]">
            <text:p>Cardiac CTA Results Unknown [5228: CardiacCTAResultsUnk]</text:p>
          </table:table-cell>
          <table:table-cell office:value-type="string" office:string-value="Obstructive CAD">
            <text:p>Obstructive CAD</text:p>
          </table:table-cell>
          <table:table-cell office:value-type="string" office:string-value="Non-Obstructive CAD">
            <text:p>Non-Obstructive CAD</text:p>
          </table:table-cell>
          <table:table-cell office:value-type="string" office:string-value="Unclear Severity">
            <text:p>Unclear Severity</text:p>
          </table:table-cell>
          <table:table-cell office:value-type="string" office:string-value="No CAD">
            <text:p>No CAD</text:p>
          </table:table-cell>
          <table:table-cell office:value-type="string" office:string-value="Structural Disease">
            <text:p>Structural Disease</text:p>
          </table:table-cell>
          <table:table-cell office:value-type="string" office:string-value="Agatston Calcium Score Assessed [5256: CalciumScoreAssessed]">
            <text:p>Agatston Calcium Score Assessed [5256: CalciumScoreAssessed]</text:p>
          </table:table-cell>
          <table:table-cell office:value-type="string" office:string-value="Agatston Calcium Score [5255: CalciumScore]">
            <text:p>Agatston Calcium Score [5255: CalciumScore]</text:p>
          </table:table-cell>
          <table:table-cell office:value-type="string" office:string-value="Agatston Calcium Score Date [5257: CalciumScoreDate]">
            <text:p>Agatston Calcium Score Date [5257: CalciumScoreDate]</text:p>
          </table:table-cell>
          <table:table-cell office:value-type="string" office:string-value="LVEF Assessed (Pre-Procedure) [5111: PreProcLVEFAssessed]">
            <text:p>LVEF Assessed (Pre-Procedure) [5111: PreProcLVEFAssessed]</text:p>
          </table:table-cell>
          <table:table-cell office:value-type="string" office:string-value="LVEF % (Pre-Procedure) [5116: PreProcLVEF]">
            <text:p>LVEF % (Pre-Procedure) [5116: PreProcLVEF]</text:p>
          </table:table-cell>
          <table:table-cell office:value-type="string" office:string-value="Prior Diagnostic Coronary Angiography Procedure without intervention [5263: PriorDxAngioProc]">
            <text:p>Prior Diagnostic Coronary Angiography Procedure without intervention [5263: PriorDxAngioProc]</text:p>
          </table:table-cell>
          <table:table-cell office:value-type="string" office:string-value="Prior Diagnostic Coronary Angiography Procedure Date [5264: PriorDxAngioDate]">
            <text:p>Prior Diagnostic Coronary Angiography Procedure Date [5264: PriorDxAngioDate]</text:p>
          </table:table-cell>
          <table:table-cell office:value-type="string" office:string-value="Prior Diagnostic Coronary Angiography Procedure Results Unknown [5266: PriorDxCathResultsUnk]">
            <text:p>Prior Diagnostic Coronary Angiography Procedure Results Unknown [5266: PriorDxCathResultsUnk]</text:p>
          </table:table-cell>
          <table:table-cell office:value-type="string" office:string-value="Obstructive CAD">
            <text:p>Obstructive CAD</text:p>
          </table:table-cell>
          <table:table-cell office:value-type="string" office:string-value="Non-Obstructive CAD">
            <text:p>Non-Obstructive CAD</text:p>
          </table:table-cell>
          <table:table-cell office:value-type="string" office:string-value="Unclear Severity">
            <text:p>Unclear Severity</text:p>
          </table:table-cell>
          <table:table-cell office:value-type="string" office:string-value="No CAD">
            <text:p>No CAD</text:p>
          </table:table-cell>
          <table:table-cell office:value-type="string" office:string-value="Structural Disease">
            <text:p>Structural Disease</text:p>
          </table:table-cell>
          <table:table-cell office:value-type="string" office:string-value="Set Unspecified Medications to No">
            <text:p>Set Unspecified Medications to No</text:p>
          </table:table-cell>
          <table:table-cell office:value-type="string" office:string-value="Pre-Procedure Medications">
            <text:p>Pre-Procedure Medications</text:p>
          </table:table-cell>
          <table:table-cell office:value-type="string" office:string-value="Notes - Pre-Procedure Information">
            <text:p>Notes - Pre-Procedure Information</text:p>
          </table:table-cell>
          <table:table-cell office:value-type="string" office:string-value="Q1a: Difficulty walking indoors on level ground [11301: F_SAQQ1a]">
            <text:p>Q1a: Difficulty walking indoors on level ground [11301: F_SAQQ1a]</text:p>
          </table:table-cell>
          <table:table-cell office:value-type="string" office:string-value="Q1b: Difficulty gardening, vacuuming or carrying groceries [11302: F_SAQQ1b]">
            <text:p>Q1b: Difficulty gardening, vacuuming or carrying groceries [11302: F_SAQQ1b]</text:p>
          </table:table-cell>
          <table:table-cell office:value-type="string" office:string-value="Q1c: Difficulty lifting or moving heavy objects (e.g. furniture, children) [11303: F_SAQQ1c]">
            <text:p>Q1c: Difficulty lifting or moving heavy objects (e.g. furniture, children) [11303: F_SAQQ1c]</text:p>
          </table:table-cell>
          <table:table-cell office:value-type="string" office:string-value="Q2: Had chest pain, chest tightness, or angina [11305: F_SAQQ2]">
            <text:p>Q2: Had chest pain, chest tightness, or angina [11305: F_SAQQ2]</text:p>
          </table:table-cell>
          <table:table-cell office:value-type="string" office:string-value="Q3: Had to take nitroglycerin (Tablets or spray) for  your chest pain, chest tightness or angina [11310: F_SAQQ3]">
            <text:p>Q3: Had to take nitroglycerin (Tablets or spray) for  your chest pain, chest tightness or angina [11310: F_SAQQ3]</text:p>
          </table:table-cell>
          <table:table-cell office:value-type="string" office:string-value="Q4: Chest pain, chest tightness or angina limited your enjoyment of life [11315: F_SAQQ4]">
            <text:p>Q4: Chest pain, chest tightness or angina limited your enjoyment of life [11315: F_SAQQ4]</text:p>
          </table:table-cell>
          <table:table-cell office:value-type="string" office:string-value="Q5: How would you feel about this [11320: F_SAQQ5]">
            <text:p>Q5: How would you feel about this [11320: F_SAQQ5]</text:p>
          </table:table-cell>
          <table:table-cell office:value-type="string" office:string-value="Q1: hurrying on level ground or walking up a slight hill?">
            <text:p>Q1: hurrying on level ground or walking up a slight hill?</text:p>
          </table:table-cell>
          <table:table-cell office:value-type="string" office:string-value="Q2: walking with other people your own age on level ground?">
            <text:p>Q2: walking with other people your own age on level ground?</text:p>
          </table:table-cell>
          <table:table-cell office:value-type="string" office:string-value="Q3: walking at your own pace on level ground?">
            <text:p>Q3: walking at your own pace on level ground?</text:p>
          </table:table-cell>
          <table:table-cell office:value-type="string" office:string-value="Q4: washing or dressing?">
            <text:p>Q4: washing or dressing?</text:p>
          </table:table-cell>
          <table:table-cell office:value-type="string" office:string-value="Notes - SAQ and Rose Dyspnea Scale">
            <text:p>Notes - SAQ and Rose Dyspnea Scale</text:p>
          </table:table-cell>
          <table:table-cell office:value-type="string" office:string-value="Procedure Start Date and Time [7000: ProcedureStartDateTime]">
            <text:p>Procedure Start Date and Time [7000: ProcedureStartDateTime]</text:p>
          </table:table-cell>
          <table:table-cell office:value-type="string" office:string-value="Procedure Date Time">
            <text:p>Procedure Date Time</text:p>
          </table:table-cell>
          <table:table-cell office:value-type="string" office:string-value="Procedure End Date and Time [7005: ProcedureEndDateTime]">
            <text:p>Procedure End Date and Time [7005: ProcedureEndDateTime]</text:p>
          </table:table-cell>
          <table:table-cell office:value-type="string" office:string-value="Procedure End Date and Time [7005: ProcedureEndDateTime] Time">
            <text:p>Procedure End Date and Time [7005: ProcedureEndDateTime] Time</text:p>
          </table:table-cell>
          <table:table-cell office:value-type="string" office:string-value="Diagnostic Coronary Angiography Procedure [7045: DiagCorAngio]">
            <text:p>Diagnostic Coronary Angiography Procedure [7045: DiagCorAngio]</text:p>
          </table:table-cell>
          <table:table-cell office:value-type="string" office:string-value="Diagnostic Catheterization Operator">
            <text:p>Diagnostic Catheterization Operator</text:p>
          </table:table-cell>
          <table:table-cell office:value-type="string" office:string-value="Diagnostic Catheterization Operator Last Name [7046: DCathLName]">
            <text:p>Diagnostic Catheterization Operator Last Name [7046: DCathLName]</text:p>
          </table:table-cell>
          <table:table-cell office:value-type="string" office:string-value="Diagnostic Catheterization Operator First Name [7047: DCathFName]">
            <text:p>Diagnostic Catheterization Operator First Name [7047: DCathFName]</text:p>
          </table:table-cell>
          <table:table-cell office:value-type="string" office:string-value="Diagnostic Catheterization Operator Middle Name [7048: DCathMName]">
            <text:p>Diagnostic Catheterization Operator Middle Name [7048: DCathMName]</text:p>
          </table:table-cell>
          <table:table-cell office:value-type="string" office:string-value="Diagnostic Catheterization Operator NPI [7049: DCathNPI]">
            <text:p>Diagnostic Catheterization Operator NPI [7049: DCathNPI]</text:p>
          </table:table-cell>
          <table:table-cell office:value-type="string" office:string-value="Percutaneous Coronary Intervention (PCI) [7050: PCIProc]">
            <text:p>Percutaneous Coronary Intervention (PCI) [7050: PCIProc]</text:p>
          </table:table-cell>
          <table:table-cell office:value-type="string" office:string-value="PCI Operator">
            <text:p>PCI Operator</text:p>
          </table:table-cell>
          <table:table-cell office:value-type="string" office:string-value="PCI Operator Last Name [7051: PCILName]">
            <text:p>PCI Operator Last Name [7051: PCILName]</text:p>
          </table:table-cell>
          <table:table-cell office:value-type="string" office:string-value="PCI Operator First Name [7052: PCIFName]">
            <text:p>PCI Operator First Name [7052: PCIFName]</text:p>
          </table:table-cell>
          <table:table-cell office:value-type="string" office:string-value="PCI Operator Middle Name [7053: PCIMName]">
            <text:p>PCI Operator Middle Name [7053: PCIMName]</text:p>
          </table:table-cell>
          <table:table-cell office:value-type="string" office:string-value="PCI Operator NPI [7054: PCINPI]">
            <text:p>PCI Operator NPI [7054: PCINPI]</text:p>
          </table:table-cell>
          <table:table-cell office:value-type="string" office:string-value="Diagnostic Left Heart Cath [7060: LeftHeartCath]">
            <text:p>Diagnostic Left Heart Cath [7060: LeftHeartCath]</text:p>
          </table:table-cell>
          <table:table-cell office:value-type="string" office:string-value="LVEF % (Diagnostic Left Heart Cath) N/A">
            <text:p>LVEF % (Diagnostic Left Heart Cath) N/A</text:p>
          </table:table-cell>
          <table:table-cell office:value-type="string" office:string-value="LVEF % (Diagnostic Left Heart Cath) [7061: PrePCILVEF]">
            <text:p>LVEF % (Diagnostic Left Heart Cath) [7061: PrePCILVEF]</text:p>
          </table:table-cell>
          <table:table-cell office:value-type="string" office:string-value="Concomitant Procedures Performed [7065: ConcomProc]">
            <text:p>Concomitant Procedures Performed [7065: ConcomProc]</text:p>
          </table:table-cell>
          <table:table-cell office:value-type="string" office:string-value="Concomitant Procedures Performed Type">
            <text:p>Concomitant Procedures Performed Type</text:p>
          </table:table-cell>
          <table:table-cell office:value-type="string" office:string-value="Arterial Access Site [7320: AccessSite]">
            <text:p>Arterial Access Site [7320: AccessSite]</text:p>
          </table:table-cell>
          <table:table-cell office:value-type="string" office:string-value="Arterial Cross Over [7325: Crossover]">
            <text:p>Arterial Cross Over [7325: Crossover]</text:p>
          </table:table-cell>
          <table:table-cell office:value-type="string" office:string-value="Closure Method Not Documented [7332: ClosureMethodNA]">
            <text:p>Closure Method Not Documented [7332: ClosureMethodNA]</text:p>
          </table:table-cell>
          <table:table-cell office:value-type="string" office:string-value="Closure Methods">
            <text:p>Closure Methods</text:p>
          </table:table-cell>
          <table:table-cell office:value-type="string" office:string-value="Venous Access [7335: VenousAccess]">
            <text:p>Venous Access [7335: VenousAccess]</text:p>
          </table:table-cell>
          <table:table-cell office:value-type="string" office:string-value="Systolic Blood Pressure [6016: ProcSystolicBP]">
            <text:p>Systolic Blood Pressure [6016: ProcSystolicBP]</text:p>
          </table:table-cell>
          <table:table-cell office:value-type="string" office:string-value="Cardiac Arrest at this Facility [7340: CAInHosp]">
            <text:p>Cardiac Arrest at this Facility [7340: CAInHosp]</text:p>
          </table:table-cell>
          <table:table-cell office:value-type="string" office:string-value="Fluoroscopy Time [7214: FluoroTime]">
            <text:p>Fluoroscopy Time [7214: FluoroTime]</text:p>
          </table:table-cell>
          <table:table-cell office:value-type="string" office:string-value="Contrast Volume [7215: ContrastVol]">
            <text:p>Contrast Volume [7215: ContrastVol]</text:p>
          </table:table-cell>
          <table:table-cell office:value-type="string" office:string-value="Cumulative Air Kerma [7210: FluoroDoseKerm]">
            <text:p>Cumulative Air Kerma [7210: FluoroDoseKerm]</text:p>
          </table:table-cell>
          <table:table-cell office:value-type="string" office:string-value="Cumulative Air Kerma Units of Measurement">
            <text:p>Cumulative Air Kerma Units of Measurement</text:p>
          </table:table-cell>
          <table:table-cell office:value-type="string" office:string-value="Dose Area Product [7220: FluoroDoseDAP]">
            <text:p>Dose Area Product [7220: FluoroDoseDAP]</text:p>
          </table:table-cell>
          <table:table-cell office:value-type="string" office:string-value="Dose Area Product Units of Measurement">
            <text:p>Dose Area Product Units of Measurement</text:p>
          </table:table-cell>
          <table:table-cell office:value-type="string" office:string-value="Notes - Procedure Information">
            <text:p>Notes - Procedure Information</text:p>
          </table:table-cell>
          <table:table-cell office:value-type="string" office:string-value="PreProcedure Troponin I [6090: PreProcTnI]">
            <text:p>PreProcedure Troponin I [6090: PreProcTnI]</text:p>
          </table:table-cell>
          <table:table-cell office:value-type="string" office:string-value="PreProcedure Troponin I Not Drawn [6091: PreProcTnIND]">
            <text:p>PreProcedure Troponin I Not Drawn [6091: PreProcTnIND]</text:p>
          </table:table-cell>
          <table:table-cell office:value-type="string" office:string-value="Troponin T (Pre-Procedure) [6095: PreProcTnT]">
            <text:p>Troponin T (Pre-Procedure) [6095: PreProcTnT]</text:p>
          </table:table-cell>
          <table:table-cell office:value-type="string" office:string-value="Troponin T Not Drawn (Pre-Procedure) [6096: PreProcTnTND]">
            <text:p>Troponin T Not Drawn (Pre-Procedure) [6096: PreProcTnTND]</text:p>
          </table:table-cell>
          <table:table-cell office:value-type="string" office:string-value="Creatinine [6050: PreProcCreat]">
            <text:p>Creatinine [6050: PreProcCreat]</text:p>
          </table:table-cell>
          <table:table-cell office:value-type="string" office:string-value="Creatinine Not Drawn [6051: PreProcCreatND]">
            <text:p>Creatinine Not Drawn [6051: PreProcCreatND]</text:p>
          </table:table-cell>
          <table:table-cell office:value-type="string" office:string-value="Hemoglobin [6030: HGB]">
            <text:p>Hemoglobin [6030: HGB]</text:p>
          </table:table-cell>
          <table:table-cell office:value-type="string" office:string-value="Hemoglobin Not Drawn [6031: HGBND]">
            <text:p>Hemoglobin Not Drawn [6031: HGBND]</text:p>
          </table:table-cell>
          <table:table-cell office:value-type="string" office:string-value="Total Cholesterol [6100: LipidsTC]">
            <text:p>Total Cholesterol [6100: LipidsTC]</text:p>
          </table:table-cell>
          <table:table-cell office:value-type="string" office:string-value="Total Cholesterol Not Drawn [6101: LipidsTCND]">
            <text:p>Total Cholesterol Not Drawn [6101: LipidsTCND]</text:p>
          </table:table-cell>
          <table:table-cell office:value-type="string" office:string-value="High-density Lipoprotein [6105: LipidsHDL]">
            <text:p>High-density Lipoprotein [6105: LipidsHDL]</text:p>
          </table:table-cell>
          <table:table-cell office:value-type="string" office:string-value="High-density Lipoprotein Not Drawn [6106: LipidsHDLND]">
            <text:p>High-density Lipoprotein Not Drawn [6106: LipidsHDLND]</text:p>
          </table:table-cell>
          <table:table-cell office:value-type="string" office:string-value="PostProcedure Troponin I [8515: PostProcTnI]">
            <text:p>PostProcedure Troponin I [8515: PostProcTnI]</text:p>
          </table:table-cell>
          <table:table-cell office:value-type="string" office:string-value="PostProcedure Troponin I Not Drawn [8516: PostProcTnIND]">
            <text:p>PostProcedure Troponin I Not Drawn [8516: PostProcTnIND]</text:p>
          </table:table-cell>
          <table:table-cell office:value-type="string" office:string-value="Troponin T (Post-Procedure) [8520: PostProcTnT]">
            <text:p>Troponin T (Post-Procedure) [8520: PostProcTnT]</text:p>
          </table:table-cell>
          <table:table-cell office:value-type="string" office:string-value="Troponin T Not Drawn (Post-Procedure) [8521: PostProcTnTND]">
            <text:p>Troponin T Not Drawn (Post-Procedure) [8521: PostProcTnTND]</text:p>
          </table:table-cell>
          <table:table-cell office:value-type="string" office:string-value="Creatinine [8510: PostProcCreat]">
            <text:p>Creatinine [8510: PostProcCreat]</text:p>
          </table:table-cell>
          <table:table-cell office:value-type="string" office:string-value="Creatinine Not Drawn [8511: PostProcCreatND]">
            <text:p>Creatinine Not Drawn [8511: PostProcCreatND]</text:p>
          </table:table-cell>
          <table:table-cell office:value-type="string" office:string-value="Hemoglobin [8505: PostProcHgb]">
            <text:p>Hemoglobin [8505: PostProcHgb]</text:p>
          </table:table-cell>
          <table:table-cell office:value-type="string" office:string-value="Hemoglobin Not Drawn [8506: PostProcHgbND]">
            <text:p>Hemoglobin Not Drawn [8506: PostProcHgbND]</text:p>
          </table:table-cell>
          <table:table-cell office:value-type="string" office:string-value="Notes - Labs">
            <text:p>Notes - Labs</text:p>
          </table:table-cell>
          <table:table-cell office:value-type="string" office:string-value="Indications for Cath Lab Visit">
            <text:p>Indications for Cath Lab Visit</text:p>
          </table:table-cell>
          <table:table-cell office:value-type="string" office:string-value="Chest Pain Symptom Assessment [7405: CPSxAssess]">
            <text:p>Chest Pain Symptom Assessment [7405: CPSxAssess]</text:p>
          </table:table-cell>
          <table:table-cell office:value-type="string" office:string-value="Cardiovascular Instability [7410: CVInstability]">
            <text:p>Cardiovascular Instability [7410: CVInstability]</text:p>
          </table:table-cell>
          <table:table-cell office:value-type="string" office:string-value="Persistent Ischemic Symptoms (chest pain, STE)">
            <text:p>Persistent Ischemic Symptoms (chest pain, STE)</text:p>
          </table:table-cell>
          <table:table-cell office:value-type="string" office:string-value="Hemodynamic Instability (not cardiogenic shock)">
            <text:p>Hemodynamic Instability (not cardiogenic shock)</text:p>
          </table:table-cell>
          <table:table-cell office:value-type="string" office:string-value="Ventricular arrhythmias">
            <text:p>Ventricular arrhythmias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Acute Heart Failure Symptoms">
            <text:p>Acute Heart Failure Symptoms</text:p>
          </table:table-cell>
          <table:table-cell office:value-type="string" office:string-value="Refractory Cardiogenic Shock">
            <text:p>Refractory Cardiogenic Shock</text:p>
          </table:table-cell>
          <table:table-cell office:value-type="string" office:string-value="Ventricular Support [7420: VSupport]">
            <text:p>Ventricular Support [7420: VSupport]</text:p>
          </table:table-cell>
          <table:table-cell office:value-type="string" office:string-value="Pharmacologic Vasopressor Support [7421: PharmVasoSupp]">
            <text:p>Pharmacologic Vasopressor Support [7421: PharmVasoSupp]</text:p>
          </table:table-cell>
          <table:table-cell office:value-type="string" office:string-value="Mechanical Ventricular Support [7422: MechVentSupp]">
            <text:p>Mechanical Ventricular Support [7422: MechVentSupp]</text:p>
          </table:table-cell>
          <table:table-cell office:value-type="string" office:string-value="Mechanical Ventricular Support Device [7423: MVSupportDevice]">
            <text:p>Mechanical Ventricular Support Device [7423: MVSupportDevice]</text:p>
          </table:table-cell>
          <table:table-cell office:value-type="string" office:string-value="Mechanical Ventricular Support Timing [7424: MVSupportTiming]">
            <text:p>Mechanical Ventricular Support Timing [7424: MVSupportTiming]</text:p>
          </table:table-cell>
          <table:table-cell office:value-type="string" office:string-value="Aortic Stenosis">
            <text:p>Aortic Stenosis</text:p>
          </table:table-cell>
          <table:table-cell office:value-type="string" office:string-value="Mitral Stenosis">
            <text:p>Mitral Stenosis</text:p>
          </table:table-cell>
          <table:table-cell office:value-type="string" office:string-value="Pulmonic Stenosis">
            <text:p>Pulmonic Stenosis</text:p>
          </table:table-cell>
          <table:table-cell office:value-type="string" office:string-value="Tricuspid Stenosis">
            <text:p>Tricuspid Stenosis</text:p>
          </table:table-cell>
          <table:table-cell office:value-type="string" office:string-value="Aortic Regurgitation">
            <text:p>Aortic Regurgitation</text:p>
          </table:table-cell>
          <table:table-cell office:value-type="string" office:string-value="Mitral Regurgitation">
            <text:p>Mitral Regurgitation</text:p>
          </table:table-cell>
          <table:table-cell office:value-type="string" office:string-value="Pulmonic Regurgitation">
            <text:p>Pulmonic Regurgitation</text:p>
          </table:table-cell>
          <table:table-cell office:value-type="string" office:string-value="Tricuspid Regurgitation">
            <text:p>Tricuspid Regurgitation</text:p>
          </table:table-cell>
          <table:table-cell office:value-type="string" office:string-value="Evaluation for Surgery Type [7465: PreOPEval]">
            <text:p>Evaluation for Surgery Type [7465: PreOPEval]</text:p>
          </table:table-cell>
          <table:table-cell office:value-type="string" office:string-value="Functional Capacity Unknown [7467: FuncCapacityNA]">
            <text:p>Functional Capacity Unknown [7467: FuncCapacityNA]</text:p>
          </table:table-cell>
          <table:table-cell office:value-type="string" office:string-value="Functional Capacity [7466: FuncCapacity]">
            <text:p>Functional Capacity [7466: FuncCapacity]</text:p>
          </table:table-cell>
          <table:table-cell office:value-type="string" office:string-value="Surgical Risk [7468: SurgRisk]">
            <text:p>Surgical Risk [7468: SurgRisk]</text:p>
          </table:table-cell>
          <table:table-cell office:value-type="string" office:string-value="Solid Organ Transplant Surgery [7469: OrganTransplantSurg]">
            <text:p>Solid Organ Transplant Surgery [7469: OrganTransplantSurg]</text:p>
          </table:table-cell>
          <table:table-cell office:value-type="string" office:string-value="Solid Organ Transplant Donor [7470: OrganTransplantDonor]">
            <text:p>Solid Organ Transplant Donor [7470: OrganTransplantDonor]</text:p>
          </table:table-cell>
          <table:table-cell office:value-type="string" office:string-value="Heart">
            <text:p>Heart</text:p>
          </table:table-cell>
          <table:table-cell office:value-type="string" office:string-value="Kidney">
            <text:p>Kidney</text:p>
          </table:table-cell>
          <table:table-cell office:value-type="string" office:string-value="Liver">
            <text:p>Liver</text:p>
          </table:table-cell>
          <table:table-cell office:value-type="string" office:string-value="Lung">
            <text:p>Lung</text:p>
          </table:table-cell>
          <table:table-cell office:value-type="string" office:string-value="Pancreas">
            <text:p>Pancreas</text:p>
          </table:table-cell>
          <table:table-cell office:value-type="string" office:string-value="Other Organ">
            <text:p>Other Organ</text:p>
          </table:table-cell>
          <table:table-cell office:value-type="string" office:string-value="Notes - Cath Lab Visit">
            <text:p>Notes - Cath Lab Visit</text:p>
          </table:table-cell>
          <table:table-cell office:value-type="string" office:string-value="Coronary Circulation Dominance [7500: Dominance]">
            <text:p>Coronary Circulation Dominance [7500: Dominance]</text:p>
          </table:table-cell>
          <table:table-cell office:value-type="string" office:string-value="Native Vessel with Stenosis &gt;= 50% [7505: NVStenosis]">
            <text:p>Native Vessel with Stenosis &gt;= 50% [7505: NVStenosis]</text:p>
          </table:table-cell>
          <table:table-cell office:value-type="string" office:string-value="Native Vessel">
            <text:p>Native Vessel</text:p>
          </table:table-cell>
          <table:table-cell office:value-type="string" office:string-value="Graft Vessel with Stenosis &gt;= 50% [7525: GraftStenosis]">
            <text:p>Graft Vessel with Stenosis &gt;= 50% [7525: GraftStenosis]</text:p>
          </table:table-cell>
          <table:table-cell office:value-type="string" office:string-value="Graft Vessel">
            <text:p>Graft Vessel</text:p>
          </table:table-cell>
          <table:table-cell office:value-type="string" office:string-value="Notes - Coronary Anatomy">
            <text:p>Notes - Coronary Anatomy</text:p>
          </table:table-cell>
          <table:table-cell office:value-type="string" office:string-value="PCI Status [7800: PCIStatus]">
            <text:p>PCI Status [7800: PCIStatus]</text:p>
          </table:table-cell>
          <table:table-cell office:value-type="string" office:string-value="Hypothermia Induced [7806: HypothermiaInduced]">
            <text:p>Hypothermia Induced [7806: HypothermiaInduced]</text:p>
          </table:table-cell>
          <table:table-cell office:value-type="string" office:string-value="Hypothermia Induced Timing [7807: HypothermiaInducedTiming]">
            <text:p>Hypothermia Induced Timing [7807: HypothermiaInducedTiming]</text:p>
          </table:table-cell>
          <table:table-cell office:value-type="string" office:string-value="Level of Consciousness (PCI Procedure) [7810: LOCProc]">
            <text:p>Level of Consciousness (PCI Procedure) [7810: LOCProc]</text:p>
          </table:table-cell>
          <table:table-cell office:value-type="string" office:string-value="Decision for PCI with Surgical Consult [7815: PCIDecision]">
            <text:p>Decision for PCI with Surgical Consult [7815: PCIDecision]</text:p>
          </table:table-cell>
          <table:table-cell office:value-type="string" office:string-value="Cardiovascular Treatment Decision [7816: CVTxDecision]">
            <text:p>Cardiovascular Treatment Decision [7816: CVTxDecision]</text:p>
          </table:table-cell>
          <table:table-cell office:value-type="string" office:string-value="PCI for MultiVessel Disease [7820: MultiVesselDz]">
            <text:p>PCI for MultiVessel Disease [7820: MultiVesselDz]</text:p>
          </table:table-cell>
          <table:table-cell office:value-type="string" office:string-value="Multi-vessel Procedure Type [7821: MultiVessProcType]">
            <text:p>Multi-vessel Procedure Type [7821: MultiVessProcType]</text:p>
          </table:table-cell>
          <table:table-cell office:value-type="string" office:string-value="Percutaneous Coronary Intervention Indication [7825: PCIIndication]">
            <text:p>Percutaneous Coronary Intervention Indication [7825: PCIIndication]</text:p>
          </table:table-cell>
          <table:table-cell office:value-type="string" office:string-value="Acute Coronary Syndrome Symptom Date [7826: SymptomDate]">
            <text:p>Acute Coronary Syndrome Symptom Date [7826: SymptomDate]</text:p>
          </table:table-cell>
          <table:table-cell office:value-type="string" office:string-value="Acute Coronary Syndrome Symptom Date [7826: SymptomDate] Time">
            <text:p>Acute Coronary Syndrome Symptom Date [7826: SymptomDate] Time</text:p>
          </table:table-cell>
          <table:table-cell office:value-type="string" office:string-value="Thrombolytics [7829: ThromTherapy]">
            <text:p>Thrombolytics [7829: ThromTherapy]</text:p>
          </table:table-cell>
          <table:table-cell office:value-type="string" office:string-value="Thrombolytic Therapy Date and Time [7830: ThromDateTime]">
            <text:p>Thrombolytic Therapy Date and Time [7830: ThromDateTime]</text:p>
          </table:table-cell>
          <table:table-cell office:value-type="string" office:string-value="Thrombolytic Therapy Date and Time [7830: ThromDateTime] Time">
            <text:p>Thrombolytic Therapy Date and Time [7830: ThromDateTime] Time</text:p>
          </table:table-cell>
          <table:table-cell office:value-type="string" office:string-value="Syntax Score Unknown [7832: SyntaxScoreUnk]">
            <text:p>Syntax Score Unknown [7832: SyntaxScoreUnk]</text:p>
          </table:table-cell>
          <table:table-cell office:value-type="string" office:string-value="Syntax Score [7831: SyntaxScore]">
            <text:p>Syntax Score [7831: SyntaxScore]</text:p>
          </table:table-cell>
          <table:table-cell office:value-type="string" office:string-value="STEMI or STEMI Equivalent First Noted [7835: StemiFirstNoted]">
            <text:p>STEMI or STEMI Equivalent First Noted [7835: StemiFirstNoted]</text:p>
          </table:table-cell>
          <table:table-cell office:value-type="string" office:string-value="Subsequent ECG with STEMI or STEMI Equivalent Date and Time [7836: SubECGDateTime]">
            <text:p>Subsequent ECG with STEMI or STEMI Equivalent Date and Time [7836: SubECGDateTime]</text:p>
          </table:table-cell>
          <table:table-cell office:value-type="string" office:string-value="Subsequent ECG with STEMI or STEMI Equivalent Date and Time [7836: SubECGDateTime] Time">
            <text:p>Subsequent ECG with STEMI or STEMI Equivalent Date and Time [7836: SubECGDateTime] Time</text:p>
          </table:table-cell>
          <table:table-cell office:value-type="string" office:string-value="Subsequent ECG obtained in Emergency Department [7840: SubECGED]">
            <text:p>Subsequent ECG obtained in Emergency Department [7840: SubECGED]</text:p>
          </table:table-cell>
          <table:table-cell office:value-type="string" office:string-value="Patient Transferred In for Immediate PCI for STEMI [7841: PatientTransPCI]">
            <text:p>Patient Transferred In for Immediate PCI for STEMI [7841: PatientTransPCI]</text:p>
          </table:table-cell>
          <table:table-cell office:value-type="string" office:string-value="Emergency Department Presentation at Referring Facility Date and Time [7842: EDPresentDateTime]">
            <text:p>Emergency Department Presentation at Referring Facility Date and Time [7842: EDPresentDateTime]</text:p>
          </table:table-cell>
          <table:table-cell office:value-type="string" office:string-value="Emergency Department Presentation at Referring Facility Date and Time [7842: EDPresentDateTime] Time">
            <text:p>Emergency Department Presentation at Referring Facility Date and Time [7842: EDPresentDateTime] Time</text:p>
          </table:table-cell>
          <table:table-cell office:value-type="string" office:string-value="First Device Activation Date and Time [7845: FirstDevActiDateTime]">
            <text:p>First Device Activation Date and Time [7845: FirstDevActiDateTime]</text:p>
          </table:table-cell>
          <table:table-cell office:value-type="string" office:string-value="First Device Activation Date and Time [7845: FirstDevActiDateTime] Time">
            <text:p>First Device Activation Date and Time [7845: FirstDevActiDateTime] Time</text:p>
          </table:table-cell>
          <table:table-cell office:value-type="string" office:string-value="Patient Centered Reason for Delay in PCI [7850: PtPCIDelayReason]">
            <text:p>Patient Centered Reason for Delay in PCI [7850: PtPCIDelayReason]</text:p>
          </table:table-cell>
          <table:table-cell office:value-type="string" office:string-value="Patient Centered Reason for Delay in PCI Reason [7851: PCIDelayReason]">
            <text:p>Patient Centered Reason for Delay in PCI Reason [7851: PCIDelayReason]</text:p>
          </table:table-cell>
          <table:table-cell office:value-type="string" office:string-value="Set Unspecified Procedure Medication Administered to No">
            <text:p>Set Unspecified Procedure Medication Administered to No</text:p>
          </table:table-cell>
          <table:table-cell office:value-type="string" office:string-value="Procedure Medications">
            <text:p>Procedure Medications</text:p>
          </table:table-cell>
          <table:table-cell office:value-type="string" office:string-value="Notes - PCI Procedure">
            <text:p>Notes - PCI Procedure</text:p>
          </table:table-cell>
          <table:table-cell office:value-type="string" office:string-value="Lesions">
            <text:p>Lesions</text:p>
          </table:table-cell>
          <table:table-cell office:value-type="string" office:string-value="Devices">
            <text:p>Devices</text:p>
          </table:table-cell>
          <table:table-cell office:value-type="string" office:string-value="Notes - Lesions and Devices">
            <text:p>Notes - Lesions and Devices</text:p>
          </table:table-cell>
          <table:table-cell office:value-type="string" office:string-value="Coronary Artery Perforation [9145: PerfSeg]">
            <text:p>Coronary Artery Perforation [9145: PerfSeg]</text:p>
          </table:table-cell>
          <table:table-cell office:value-type="string" office:string-value="Significant Coronary Artery Dissection [9146: DissectionSeg]">
            <text:p>Significant Coronary Artery Dissection [9146: DissectionSeg]</text:p>
          </table:table-cell>
          <table:table-cell office:value-type="string" office:string-value="Set Unspecified Events to No">
            <text:p>Set Unspecified Events to No</text:p>
          </table:table-cell>
          <table:table-cell office:value-type="string" office:string-value="Intra and Post-Procedure Events">
            <text:p>Intra and Post-Procedure Events</text:p>
          </table:table-cell>
          <table:table-cell office:value-type="string" office:string-value="Packed Red Blood Cell Transfusion [9275: PostTransfusion]">
            <text:p>Packed Red Blood Cell Transfusion [9275: PostTransfusion]</text:p>
          </table:table-cell>
          <table:table-cell office:value-type="string" office:string-value="Number of units of PRBCs transfused [9276: PRBCUnits]">
            <text:p>Number of units of PRBCs transfused [9276: PRBCUnits]</text:p>
          </table:table-cell>
          <table:table-cell office:value-type="string" office:string-value="Transfusion PCI [9277: TransfusPostPCI]">
            <text:p>Transfusion PCI [9277: TransfusPostPCI]</text:p>
          </table:table-cell>
          <table:table-cell office:value-type="string" office:string-value="Transfusion Surgery [9278: TransfusionPostSurg]">
            <text:p>Transfusion Surgery [9278: TransfusionPostSurg]</text:p>
          </table:table-cell>
          <table:table-cell office:value-type="string" office:string-value="Notes - Intra and Post-Procedure Events">
            <text:p>Notes - Intra and Post-Procedure Events</text:p>
          </table:table-cell>
          <table:table-cell office:value-type="string" office:string-value="Interventions this Hospitalization [10030: HospIntervention]">
            <text:p>Interventions this Hospitalization [10030: HospIntervention]</text:p>
          </table:table-cell>
          <table:table-cell office:value-type="string" office:string-value="CABG">
            <text:p>CABG</text:p>
          </table:table-cell>
          <table:table-cell office:value-type="string" office:string-value="Valvular Intervention">
            <text:p>Valvular Intervention</text:p>
          </table:table-cell>
          <table:table-cell office:value-type="string" office:string-value="Cardiac Surgery (non CABG)">
            <text:p>Cardiac Surgery (non CABG)</text:p>
          </table:table-cell>
          <table:table-cell office:value-type="string" office:string-value="Structural Heart Intervention (non-valvular)">
            <text:p>Structural Heart Intervention (non-valvular)</text:p>
          </table:table-cell>
          <table:table-cell office:value-type="string" office:string-value="Surgery (Non Cardiac)">
            <text:p>Surgery (Non Cardiac)</text:p>
          </table:table-cell>
          <table:table-cell office:value-type="string" office:string-value="EP Study">
            <text:p>EP Study</text:p>
          </table:table-cell>
          <table:table-cell office:value-type="string" office:string-value="Other">
            <text:p>Other</text:p>
          </table:table-cell>
          <table:table-cell office:value-type="string" office:string-value="CABG Status [10035: CABGStatus]">
            <text:p>CABG Status [10035: CABGStatus]</text:p>
          </table:table-cell>
          <table:table-cell office:value-type="string" office:string-value="CABG Indication [10036: CABGIndication]">
            <text:p>CABG Indication [10036: CABGIndication]</text:p>
          </table:table-cell>
          <table:table-cell office:value-type="string" office:string-value="Coronary Artery Bypass Graft Date and Time [10011: CABGDateTime]">
            <text:p>Coronary Artery Bypass Graft Date and Time [10011: CABGDateTime]</text:p>
          </table:table-cell>
          <table:table-cell office:value-type="string" office:string-value="Coronary Artery Bypass Graft Date and Time [10011: CABGDateTime] Time">
            <text:p>Coronary Artery Bypass Graft Date and Time [10011: CABGDateTime] Time</text:p>
          </table:table-cell>
          <table:table-cell office:value-type="string" office:string-value="Creatinine [10060: DCCreatinine]">
            <text:p>Creatinine [10060: DCCreatinine]</text:p>
          </table:table-cell>
          <table:table-cell office:value-type="string" office:string-value="Creatinine Not Drawn [10061: DCCreatinineND]">
            <text:p>Creatinine Not Drawn [10061: DCCreatinineND]</text:p>
          </table:table-cell>
          <table:table-cell office:value-type="string" office:string-value="Hemoglobin [10065: DCHgb]">
            <text:p>Hemoglobin [10065: DCHgb]</text:p>
          </table:table-cell>
          <table:table-cell office:value-type="string" office:string-value="Hemoglobin Not Drawn [10066: DCHgbND]">
            <text:p>Hemoglobin Not Drawn [10066: DCHgbND]</text:p>
          </table:table-cell>
          <table:table-cell office:value-type="string" office:string-value="Discharge Date and Time [10101: DCDateTime]">
            <text:p>Discharge Date and Time [10101: DCDateTime]</text:p>
          </table:table-cell>
          <table:table-cell office:value-type="string" office:string-value="Discharge Date &amp; Time Time">
            <text:p>Discharge Date &amp; Time Time</text:p>
          </table:table-cell>
          <table:table-cell office:value-type="string" office:string-value="Discharge Provider">
            <text:p>Discharge Provider</text:p>
          </table:table-cell>
          <table:table-cell office:value-type="string" office:string-value="Discharge Provider's Last Name [10070: DCLName]">
            <text:p>Discharge Provider's Last Name [10070: DCLName]</text:p>
          </table:table-cell>
          <table:table-cell office:value-type="string" office:string-value="Discharge Provider's First Name [10071: DCFName]">
            <text:p>Discharge Provider's First Name [10071: DCFName]</text:p>
          </table:table-cell>
          <table:table-cell office:value-type="string" office:string-value="Discharge Provider's Middle Name [10072: DCMName]">
            <text:p>Discharge Provider's Middle Name [10072: DCMName]</text:p>
          </table:table-cell>
          <table:table-cell office:value-type="string" office:string-value="Discharge Provider's NPI [10073: DCNPI]">
            <text:p>Discharge Provider's NPI [10073: DCNPI]</text:p>
          </table:table-cell>
          <table:table-cell office:value-type="string" office:string-value="Comfort Measures Only [10075: DC_Comfort]">
            <text:p>Comfort Measures Only [10075: DC_Comfort]</text:p>
          </table:table-cell>
          <table:table-cell office:value-type="string" office:string-value="Discharge Status [10105: DCStatus]">
            <text:p>Discharge Status [10105: DCStatus]</text:p>
          </table:table-cell>
          <table:table-cell office:value-type="string" office:string-value="Discharge Location [10110: DCLocation]">
            <text:p>Discharge Location [10110: DCLocation]</text:p>
          </table:table-cell>
          <table:table-cell office:value-type="string" office:string-value="Transferred for CABG [10111: CABGTransfer]">
            <text:p>Transferred for CABG [10111: CABGTransfer]</text:p>
          </table:table-cell>
          <table:table-cell office:value-type="string" office:string-value="CABG Planned after Discharge [10112: CABGPlannedDC]">
            <text:p>CABG Planned after Discharge [10112: CABGPlannedDC]</text:p>
          </table:table-cell>
          <table:table-cell office:value-type="string" office:string-value="Hospice Care [10115: DCHospice]">
            <text:p>Hospice Care [10115: DCHospice]</text:p>
          </table:table-cell>
          <table:table-cell office:value-type="string" office:string-value="Cardiac Rehabilitation Referral [10116: DC_CardRehab]">
            <text:p>Cardiac Rehabilitation Referral [10116: DC_CardRehab]</text:p>
          </table:table-cell>
          <table:table-cell office:value-type="string" office:string-value="Level of Consciousness (Discharge) [10117: DC_LOC]">
            <text:p>Level of Consciousness (Discharge) [10117: DC_LOC]</text:p>
          </table:table-cell>
          <table:table-cell office:value-type="string" office:string-value="Death During the Procedure [10120: DeathProcedure]">
            <text:p>Death During the Procedure [10120: DeathProcedure]</text:p>
          </table:table-cell>
          <table:table-cell office:value-type="string" office:string-value="Cause of Death [10125: DeathCause]">
            <text:p>Cause of Death [10125: DeathCause]</text:p>
          </table:table-cell>
          <table:table-cell office:value-type="string" office:string-value="Set Unspecified Medications to No">
            <text:p>Set Unspecified Medications to No</text:p>
          </table:table-cell>
          <table:table-cell office:value-type="string" office:string-value="Discharge Medications">
            <text:p>Discharge Medications</text:p>
          </table:table-cell>
          <table:table-cell office:value-type="string" office:string-value="Discharge Medication Reconciliation Completed [10220: DC_MedReconCompleted]">
            <text:p>Discharge Medication Reconciliation Completed [10220: DC_MedReconCompleted]</text:p>
          </table:table-cell>
          <table:table-cell office:value-type="string" office:string-value="Prescriptions: Cardiac">
            <text:p>Prescriptions: Cardiac</text:p>
          </table:table-cell>
          <table:table-cell office:value-type="string" office:string-value="Prescriptions: Non-Cardiac">
            <text:p>Prescriptions: Non-Cardiac</text:p>
          </table:table-cell>
          <table:table-cell office:value-type="string" office:string-value="Over the Counter (OTC) Medications">
            <text:p>Over the Counter (OTC) Medications</text:p>
          </table:table-cell>
          <table:table-cell office:value-type="string" office:string-value="Vitamins/Minerals">
            <text:p>Vitamins/Minerals</text:p>
          </table:table-cell>
          <table:table-cell office:value-type="string" office:string-value="Herbal Supplements">
            <text:p>Herbal Supplements</text:p>
          </table:table-cell>
          <table:table-cell office:value-type="string" office:string-value="Notes - Discharge">
            <text:p>Notes - Discharge</text:p>
          </table:table-cell>
          <table:table-cell office:value-type="string" office:string-value="COVID-19 Status [14599: Covid19Status]">
            <text:p>COVID-19 Status [14599: Covid19Status]</text:p>
          </table:table-cell>
          <table:table-cell office:value-type="string" office:string-value="Troponin Type [14600: TropType]">
            <text:p>Troponin Type [14600: TropType]</text:p>
          </table:table-cell>
          <table:table-cell office:value-type="string" office:string-value="Troponin Not Drawn [14601: TropNot]">
            <text:p>Troponin Not Drawn [14601: TropNot]</text:p>
          </table:table-cell>
          <table:table-cell office:value-type="string" office:string-value="Troponin Test Location [14602: TropTestLocC]">
            <text:p>Troponin Test Location [14602: TropTestLocC]</text:p>
          </table:table-cell>
          <table:table-cell office:value-type="string" office:string-value="Lab Troponin Assay and URL [14603 :LabTropAssayC]">
            <text:p>Lab Troponin Assay and URL [14603 :LabTropAssayC]</text:p>
          </table:table-cell>
          <table:table-cell office:value-type="string" office:string-value="Point of Care Troponin Assay and URL [14604 :POCTropAssayC]">
            <text:p>Point of Care Troponin Assay and URL [14604 :POCTropAssayC]</text:p>
          </table:table-cell>
          <table:table-cell office:value-type="string" office:string-value="Troponin [14605 :HiTropC]">
            <text:p>Troponin [14605 :HiTropC]</text:p>
          </table:table-cell>
          <table:table-cell office:value-type="string" office:string-value="Troponin Units of Measure">
            <text:p>Troponin Units of Measure</text:p>
          </table:table-cell>
          <table:table-cell office:value-type="string" office:string-value="Brain Natriuretic Peptide [14607 :BNPc]">
            <text:p>Brain Natriuretic Peptide [14607 :BNPc]</text:p>
          </table:table-cell>
          <table:table-cell office:value-type="string" office:string-value="Brain Natriuretic Peptide Not Drawn [14608: BNPNotDrawnC]">
            <text:p>Brain Natriuretic Peptide Not Drawn [14608: BNPNotDrawnC]</text:p>
          </table:table-cell>
          <table:table-cell office:value-type="string" office:string-value="N-Terminal Pro B-type Natriuretic Peptide [14611 :NTproBNPc]">
            <text:p>N-Terminal Pro B-type Natriuretic Peptide [14611 :NTproBNPc]</text:p>
          </table:table-cell>
          <table:table-cell office:value-type="string" office:string-value="N-Terminal Pro B-type Natriuretic Peptide Not Drawn [14612: NTBNPNotDrawnC]">
            <text:p>N-Terminal Pro B-type Natriuretic Peptide Not Drawn [14612: NTBNPNotDrawnC]</text:p>
          </table:table-cell>
          <table:table-cell office:value-type="string" office:string-value="C-Reactive Protein [14609 :CRP]">
            <text:p>C-Reactive Protein [14609 :CRP]</text:p>
          </table:table-cell>
          <table:table-cell office:value-type="string" office:string-value="C-Reactive Protein Not Drawn [14610: CRPnd]">
            <text:p>C-Reactive Protein Not Drawn [14610: CRPnd]</text:p>
          </table:table-cell>
          <table:table-cell office:value-type="string" office:string-value="D-Dimer [14613 :DDimerC]">
            <text:p>D-Dimer [14613 :DDimerC]</text:p>
          </table:table-cell>
          <table:table-cell office:value-type="string" office:string-value="D-Dimer Units of Measure">
            <text:p>D-Dimer Units of Measure</text:p>
          </table:table-cell>
          <table:table-cell office:value-type="string" office:string-value="D-Dimer Not Drawn [14615: DDimerNDc]">
            <text:p>D-Dimer Not Drawn [14615: DDimerNDc]</text:p>
          </table:table-cell>
          <table:table-cell office:value-type="string" office:string-value="Lactate Dehydrogenase [14619 :LDHc]">
            <text:p>Lactate Dehydrogenase [14619 :LDHc]</text:p>
          </table:table-cell>
          <table:table-cell office:value-type="string" office:string-value="Lactate Dehydrogenase (LDH) Units of Measure">
            <text:p>Lactate Dehydrogenase (LDH) Units of Measure</text:p>
          </table:table-cell>
          <table:table-cell office:value-type="string" office:string-value="Lactate Dehydrogenase Not Drawn [14620: LDH_NDc]">
            <text:p>Lactate Dehydrogenase Not Drawn [14620: LDH_NDc]</text:p>
          </table:table-cell>
          <table:table-cell office:value-type="string" office:string-value="COVID-19 Therapies None Administered [14621: CV19_RxNA]">
            <text:p>COVID-19 Therapies None Administered [14621: CV19_RxNA]</text:p>
          </table:table-cell>
          <table:table-cell office:value-type="string" office:string-value="Set Unspecified Therapies to No">
            <text:p>Set Unspecified Therapies to No</text:p>
          </table:table-cell>
          <table:table-cell office:value-type="string" office:string-value="COVID-19 Therapies [14616 :CV19_RxID]">
            <text:p>COVID-19 Therapies [14616 :CV19_RxID]</text:p>
          </table:table-cell>
          <table:table-cell office:value-type="string" office:string-value="Patient Enrolled in Clinical Trial [14622: CV19_TrialEnroll]">
            <text:p>Patient Enrolled in Clinical Trial [14622: CV19_TrialEnroll]</text:p>
          </table:table-cell>
          <table:table-cell office:value-type="string" office:string-value="COVID-19 Clinical Trial Identification [14628 :ClinTrialIdentC]">
            <text:p>COVID-19 Clinical Trial Identification [14628 :ClinTrialIdentC]</text:p>
          </table:table-cell>
          <table:table-cell office:value-type="string" office:string-value="Events During Hospitalization None Documented [14618: EDHNDc]">
            <text:p>Events During Hospitalization None Documented [14618: EDHNDc]</text:p>
          </table:table-cell>
          <table:table-cell office:value-type="string" office:string-value="Set Unspecified Events to No">
            <text:p>Set Unspecified Events to No</text:p>
          </table:table-cell>
          <table:table-cell office:value-type="string" office:string-value="Events During Hospitalization [14617 :EDHc]">
            <text:p>Events During Hospitalization [14617 :EDHc]</text:p>
          </table:table-cell>
          <table:table-cell office:value-type="string" office:string-value="Number of Days Mechanically Ventilated [14625 :DaysMechVc]">
            <text:p>Number of Days Mechanically Ventilated [14625 :DaysMechVc]</text:p>
          </table:table-cell>
          <table:table-cell office:value-type="string" office:string-value="Mechanical Ventricular Support Device(s) [14626 :MVSDc]">
            <text:p>Mechanical Ventricular Support Device(s) [14626 :MVSDc]</text:p>
          </table:table-cell>
          <table:table-cell office:value-type="string" office:string-value="Age at Time of Procedure">
            <text:p>Age at Time of Procedure</text:p>
          </table:table-cell>
          <table:table-cell office:value-type="string" office:string-value="Number of Lesions Attempted">
            <text:p>Number of Lesions Attempted</text:p>
          </table:table-cell>
          <table:table-cell office:value-type="string" office:string-value="Number of Lesions Successfully Dilated">
            <text:p>Number of Lesions Successfully Dilated</text:p>
          </table:table-cell>
          <table:table-cell office:value-type="string" office:string-value="Arrival to First Device Activation Time">
            <text:p>Arrival to First Device Activation Time</text:p>
          </table:table-cell>
          <table:table-cell office:value-type="string" office:string-value="LOS - Arrival to Procedure">
            <text:p>LOS - Arrival to Procedure</text:p>
          </table:table-cell>
          <table:table-cell office:value-type="string" office:string-value="LOS - Procedure to Discharge">
            <text:p>LOS - Procedure to Discharge</text:p>
          </table:table-cell>
          <table:table-cell office:value-type="string" office:string-value="LOS - Arrival to Discharge">
            <text:p>LOS - Arrival to Discharge</text:p>
          </table:table-cell>
          <table:table-cell office:value-type="string" office:string-value="BMI (Body Mass Index)">
            <text:p>BMI (Body Mass Index)</text:p>
          </table:table-cell>
          <table:table-cell office:value-type="string" office:string-value="Stents Used">
            <text:p>Stents Used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0">
            <text:p>10.0.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ileru">
            <text:p>ileru</text:p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">
            <text:p>7</text:p>
          </table:table-cell>
          <table:table-cell office:value-type="date" office:date-value="2019-08-08" table:style-name="Cdate">
            <text:p>8/8/2019</text:p>
          </table:table-cell>
          <table:table-cell office:value-type="time" office:time-value="PT12H34M0S" table:style-name="Ctime">
            <text:p>12:3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">
            <text:p>3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000000000">
            <text:p>100.000000000</text:p>
          </table:table-cell>
          <table:table-cell office:value-type="float" office:value="200.000000000">
            <text:p>20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Former">
            <text:p>Form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1: Very Fit">
            <text:p>1: Very F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08-07" table:style-name="Cdate">
            <text:p>8/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moral">
            <text:p>Femoral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0.000000000">
            <text:p>40.000000000</text:p>
          </table:table-cell>
          <table:table-cell office:value-type="boolean" office:boolean-value="true">
            <text:p>True</text:p>
          </table:table-cell>
          <table:table-cell office:value-type="float" office:value="30.000000000">
            <text:p>30.000000000</text:p>
          </table:table-cell>
          <table:table-cell office:value-type="float" office:value="20.000000000">
            <text:p>20.000000000</text:p>
          </table:table-cell>
          <table:table-cell office:value-type="float" office:value="20.000000000">
            <text:p>20.000000000</text:p>
          </table:table-cell>
          <table:table-cell office:value-type="string" office:string-value="Gy">
            <text:p>Gy</text:p>
          </table:table-cell>
          <table:table-cell office:value-type="float" office:value="3.000000000">
            <text:p>3.000000000</text:p>
          </table:table-cell>
          <table:table-cell office:value-type="string" office:string-value="Gy/cm²">
            <text:p>Gy/c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Atypical angina">
            <text:p>Atypical angina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-dominant">
            <text:p>Co-domina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mergency">
            <text:p>Emergenc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(U) Unresponsive">
            <text:p>(U) Unresponsiv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 Syntax Score">
            <text:p>High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08-08" table:style-name="Cdate">
            <text:p>8/8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Deceased">
            <text:p>Deceas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(V) Verbal">
            <text:p>(V) Verbal</text:p>
          </table:table-cell>
          <table:table-cell office:value-type="boolean" office:boolean-value="false">
            <text:p>False</text:p>
          </table:table-cell>
          <table:table-cell office:value-type="string" office:string-value="Stroke">
            <text:p>Strok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 don't want to hear a talking dead man again.">
            <text:p>I don't want to hear a talking dead man agai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-1.000000000">
            <text:p>-1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float" office:value="200.000000000">
            <text:p>200.000000000</text:p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0">
            <text:p>10.0.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ileru">
            <text:p>ileru</text:p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">
            <text:p>7</text:p>
          </table:table-cell>
          <table:table-cell office:value-type="date" office:date-value="2019-08-08" table:style-name="Cdate">
            <text:p>8/8/2019</text:p>
          </table:table-cell>
          <table:table-cell office:value-type="time" office:time-value="PT12H34M0S" table:style-name="Ctime">
            <text:p>12:3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">
            <text:p>3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000000000">
            <text:p>100.000000000</text:p>
          </table:table-cell>
          <table:table-cell office:value-type="float" office:value="200.000000000">
            <text:p>20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Former">
            <text:p>Form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1: Very Fit">
            <text:p>1: Very F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08-07" table:style-name="Cdate">
            <text:p>8/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moral">
            <text:p>Femoral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0.000000000">
            <text:p>40.000000000</text:p>
          </table:table-cell>
          <table:table-cell office:value-type="boolean" office:boolean-value="true">
            <text:p>True</text:p>
          </table:table-cell>
          <table:table-cell office:value-type="float" office:value="30.000000000">
            <text:p>30.000000000</text:p>
          </table:table-cell>
          <table:table-cell office:value-type="float" office:value="20.000000000">
            <text:p>20.000000000</text:p>
          </table:table-cell>
          <table:table-cell office:value-type="float" office:value="20.000000000">
            <text:p>20.000000000</text:p>
          </table:table-cell>
          <table:table-cell office:value-type="string" office:string-value="Gy">
            <text:p>Gy</text:p>
          </table:table-cell>
          <table:table-cell office:value-type="float" office:value="3.000000000">
            <text:p>3.000000000</text:p>
          </table:table-cell>
          <table:table-cell office:value-type="string" office:string-value="Gy/cm²">
            <text:p>Gy/c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Atypical angina">
            <text:p>Atypical angina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-dominant">
            <text:p>Co-domina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mergency">
            <text:p>Emergenc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(U) Unresponsive">
            <text:p>(U) Unresponsiv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 Syntax Score">
            <text:p>High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08-08" table:style-name="Cdate">
            <text:p>8/8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Deceased">
            <text:p>Deceas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(V) Verbal">
            <text:p>(V) Verbal</text:p>
          </table:table-cell>
          <table:table-cell office:value-type="boolean" office:boolean-value="false">
            <text:p>False</text:p>
          </table:table-cell>
          <table:table-cell office:value-type="string" office:string-value="Stroke">
            <text:p>Strok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 don't want to hear a talking dead man again.">
            <text:p>I don't want to hear a talking dead man agai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-1.000000000">
            <text:p>-1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float" office:value="200.000000000">
            <text:p>200.000000000</text:p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0">
            <text:p>10.0.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ileru">
            <text:p>ileru</text:p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">
            <text:p>7</text:p>
          </table:table-cell>
          <table:table-cell office:value-type="date" office:date-value="2019-08-08" table:style-name="Cdate">
            <text:p>8/8/2019</text:p>
          </table:table-cell>
          <table:table-cell office:value-type="time" office:time-value="PT12H34M0S" table:style-name="Ctime">
            <text:p>12:3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">
            <text:p>3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000000000">
            <text:p>100.000000000</text:p>
          </table:table-cell>
          <table:table-cell office:value-type="float" office:value="200.000000000">
            <text:p>20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Former">
            <text:p>Form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1: Very Fit">
            <text:p>1: Very F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08-07" table:style-name="Cdate">
            <text:p>8/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moral">
            <text:p>Femoral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0.000000000">
            <text:p>40.000000000</text:p>
          </table:table-cell>
          <table:table-cell office:value-type="boolean" office:boolean-value="true">
            <text:p>True</text:p>
          </table:table-cell>
          <table:table-cell office:value-type="float" office:value="30.000000000">
            <text:p>30.000000000</text:p>
          </table:table-cell>
          <table:table-cell office:value-type="float" office:value="20.000000000">
            <text:p>20.000000000</text:p>
          </table:table-cell>
          <table:table-cell office:value-type="float" office:value="20.000000000">
            <text:p>20.000000000</text:p>
          </table:table-cell>
          <table:table-cell office:value-type="string" office:string-value="Gy">
            <text:p>Gy</text:p>
          </table:table-cell>
          <table:table-cell office:value-type="float" office:value="3.000000000">
            <text:p>3.000000000</text:p>
          </table:table-cell>
          <table:table-cell office:value-type="string" office:string-value="Gy/cm²">
            <text:p>Gy/c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Atypical angina">
            <text:p>Atypical angina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-dominant">
            <text:p>Co-domina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mergency">
            <text:p>Emergenc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(U) Unresponsive">
            <text:p>(U) Unresponsiv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 Syntax Score">
            <text:p>High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08-08" table:style-name="Cdate">
            <text:p>8/8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Deceased">
            <text:p>Deceas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(V) Verbal">
            <text:p>(V) Verbal</text:p>
          </table:table-cell>
          <table:table-cell office:value-type="boolean" office:boolean-value="false">
            <text:p>False</text:p>
          </table:table-cell>
          <table:table-cell office:value-type="string" office:string-value="Stroke">
            <text:p>Strok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 don't want to hear a talking dead man again.">
            <text:p>I don't want to hear a talking dead man agai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-1.000000000">
            <text:p>-1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float" office:value="200.000000000">
            <text:p>200.000000000</text:p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0">
            <text:p>10.0.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ileru">
            <text:p>ileru</text:p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">
            <text:p>7</text:p>
          </table:table-cell>
          <table:table-cell office:value-type="date" office:date-value="2019-08-08" table:style-name="Cdate">
            <text:p>8/8/2019</text:p>
          </table:table-cell>
          <table:table-cell office:value-type="time" office:time-value="PT12H34M0S" table:style-name="Ctime">
            <text:p>12:3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">
            <text:p>3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000000000">
            <text:p>100.000000000</text:p>
          </table:table-cell>
          <table:table-cell office:value-type="float" office:value="200.000000000">
            <text:p>20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Former">
            <text:p>Form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1: Very Fit">
            <text:p>1: Very F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08-07" table:style-name="Cdate">
            <text:p>8/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moral">
            <text:p>Femoral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0.000000000">
            <text:p>40.000000000</text:p>
          </table:table-cell>
          <table:table-cell office:value-type="boolean" office:boolean-value="true">
            <text:p>True</text:p>
          </table:table-cell>
          <table:table-cell office:value-type="float" office:value="30.000000000">
            <text:p>30.000000000</text:p>
          </table:table-cell>
          <table:table-cell office:value-type="float" office:value="20.000000000">
            <text:p>20.000000000</text:p>
          </table:table-cell>
          <table:table-cell office:value-type="float" office:value="20.000000000">
            <text:p>20.000000000</text:p>
          </table:table-cell>
          <table:table-cell office:value-type="string" office:string-value="Gy">
            <text:p>Gy</text:p>
          </table:table-cell>
          <table:table-cell office:value-type="float" office:value="3.000000000">
            <text:p>3.000000000</text:p>
          </table:table-cell>
          <table:table-cell office:value-type="string" office:string-value="Gy/cm²">
            <text:p>Gy/c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Atypical angina">
            <text:p>Atypical angina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-dominant">
            <text:p>Co-domina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mergency">
            <text:p>Emergenc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(U) Unresponsive">
            <text:p>(U) Unresponsiv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 Syntax Score">
            <text:p>High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08-08" table:style-name="Cdate">
            <text:p>8/8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Deceased">
            <text:p>Deceas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(V) Verbal">
            <text:p>(V) Verbal</text:p>
          </table:table-cell>
          <table:table-cell office:value-type="boolean" office:boolean-value="false">
            <text:p>False</text:p>
          </table:table-cell>
          <table:table-cell office:value-type="string" office:string-value="Stroke">
            <text:p>Strok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 don't want to hear a talking dead man again.">
            <text:p>I don't want to hear a talking dead man agai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-1.000000000">
            <text:p>-1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float" office:value="200.000000000">
            <text:p>200.000000000</text:p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060">
            <text:p>10.0.106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11-27" table:style-name="Cdate">
            <text:p>11/2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11-28" table:style-name="Cdate">
            <text:p>11/28/2019</text:p>
          </table:table-cell>
          <table:table-cell office:value-type="time" office:time-value="PT9H29M0S" table:style-name="Ctime">
            <text:p>9:29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060">
            <text:p>10.0.106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11-27" table:style-name="Cdate">
            <text:p>11/2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11-28" table:style-name="Cdate">
            <text:p>11/28/2019</text:p>
          </table:table-cell>
          <table:table-cell office:value-type="time" office:time-value="PT9H29M0S" table:style-name="Ctime">
            <text:p>9:29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060">
            <text:p>10.0.106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11-27" table:style-name="Cdate">
            <text:p>11/2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11-28" table:style-name="Cdate">
            <text:p>11/28/2019</text:p>
          </table:table-cell>
          <table:table-cell office:value-type="time" office:time-value="PT9H29M0S" table:style-name="Ctime">
            <text:p>9:29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060">
            <text:p>10.0.106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11-27" table:style-name="Cdate">
            <text:p>11/2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11-28" table:style-name="Cdate">
            <text:p>11/28/2019</text:p>
          </table:table-cell>
          <table:table-cell office:value-type="time" office:time-value="PT9H29M0S" table:style-name="Ctime">
            <text:p>9:29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104">
            <text:p>10.0.1104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RUN">
            <text:p>RUN</text:p>
          </table:table-cell>
          <table:table-cell office:value-type="string" office:string-value="GPU">
            <text:p>GPU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2">
            <text:p>2</text:p>
          </table:table-cell>
          <table:table-cell office:value-type="boolean" office:boolean-value="true">
            <text:p>True</text:p>
          </table:table-cell>
          <table:table-cell office:value-type="string" office:string-value="12093">
            <text:p>12093</text:p>
          </table:table-cell>
          <table:table-cell office:value-type="date" office:date-value="1983-01-13" table:style-name="Cdate">
            <text:p>1/13/1983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">
            <text:p>6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0H34M0S" table:style-name="Ctime">
            <text:p>12:34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.000000000">
            <text:p>150.000000000</text:p>
          </table:table-cell>
          <table:table-cell office:value-type="float" office:value="150.000000000">
            <text:p>15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4: Vulnerable">
            <text:p>4: Vulnerab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ECG">
            <text:p>ECG</text:p>
          </table:table-cell>
          <table:table-cell office:value-type="string" office:string-value="Abnormal">
            <text:p>Abnorm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H59M0S" table:style-name="Ctime">
            <text:p>1:59 AM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2H30M0S" table:style-name="Ctime">
            <text:p>2:30 AM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">
            <text:p>Other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float" office:value="0.100000000">
            <text:p>0.100000000</text:p>
          </table:table-cell>
          <table:table-cell office:value-type="float" office:value="5.000000000">
            <text:p>5.000000000</text:p>
          </table:table-cell>
          <table:table-cell office:value-type="float" office:value="1.000000000">
            <text:p>1.000000000</text:p>
          </table:table-cell>
          <table:table-cell office:value-type="string" office:string-value="mGy">
            <text:p>mGy</text:p>
          </table:table-cell>
          <table:table-cell office:value-type="float" office:value="100.000000000">
            <text:p>100.000000000</text:p>
          </table:table-cell>
          <table:table-cell office:value-type="string" office:string-value="µGy/m²">
            <text:p>µGy/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float" office:value="1.000000000">
            <text:p>1.000000000</text:p>
          </table:table-cell>
          <table:table-cell office:value-type="boolean" office:boolean-value="false">
            <text:p>False</text:p>
          </table:table-cell>
          <table:table-cell office:value-type="float" office:value="20.000000000">
            <text:p>20.00000000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Asymptomatic">
            <text:p>Asymptomatic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ft">
            <text:p>Lef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rgent">
            <text:p>Urg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Initial PCI">
            <text:p>Initial PCI</text:p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Low Syntax Score">
            <text:p>Low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4H44M0S" table:style-name="Ctime">
            <text:p>2:4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VID-19 Negative">
            <text:p>COVID-19 Negativ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.000000000">
            <text:p>36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66.700000000">
            <text:p>66.700000000</text:p>
          </table:table-cell>
          <table:table-cell office:value-type="float" office:value="2.000000000">
            <text:p>2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104">
            <text:p>10.0.1104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RUN">
            <text:p>RUN</text:p>
          </table:table-cell>
          <table:table-cell office:value-type="string" office:string-value="GPU">
            <text:p>GPU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2">
            <text:p>2</text:p>
          </table:table-cell>
          <table:table-cell office:value-type="boolean" office:boolean-value="true">
            <text:p>True</text:p>
          </table:table-cell>
          <table:table-cell office:value-type="string" office:string-value="12093">
            <text:p>12093</text:p>
          </table:table-cell>
          <table:table-cell office:value-type="date" office:date-value="1983-01-13" table:style-name="Cdate">
            <text:p>1/13/1983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">
            <text:p>6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0H34M0S" table:style-name="Ctime">
            <text:p>12:34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.000000000">
            <text:p>150.000000000</text:p>
          </table:table-cell>
          <table:table-cell office:value-type="float" office:value="150.000000000">
            <text:p>15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4: Vulnerable">
            <text:p>4: Vulnerab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ECG">
            <text:p>ECG</text:p>
          </table:table-cell>
          <table:table-cell office:value-type="string" office:string-value="Abnormal">
            <text:p>Abnorm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H59M0S" table:style-name="Ctime">
            <text:p>1:59 AM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2H30M0S" table:style-name="Ctime">
            <text:p>2:30 AM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">
            <text:p>Other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float" office:value="0.100000000">
            <text:p>0.100000000</text:p>
          </table:table-cell>
          <table:table-cell office:value-type="float" office:value="5.000000000">
            <text:p>5.000000000</text:p>
          </table:table-cell>
          <table:table-cell office:value-type="float" office:value="1.000000000">
            <text:p>1.000000000</text:p>
          </table:table-cell>
          <table:table-cell office:value-type="string" office:string-value="mGy">
            <text:p>mGy</text:p>
          </table:table-cell>
          <table:table-cell office:value-type="float" office:value="100.000000000">
            <text:p>100.000000000</text:p>
          </table:table-cell>
          <table:table-cell office:value-type="string" office:string-value="µGy/m²">
            <text:p>µGy/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float" office:value="1.000000000">
            <text:p>1.000000000</text:p>
          </table:table-cell>
          <table:table-cell office:value-type="boolean" office:boolean-value="false">
            <text:p>False</text:p>
          </table:table-cell>
          <table:table-cell office:value-type="float" office:value="20.000000000">
            <text:p>20.00000000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Asymptomatic">
            <text:p>Asymptomatic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ft">
            <text:p>Lef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rgent">
            <text:p>Urg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Initial PCI">
            <text:p>Initial PCI</text:p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Low Syntax Score">
            <text:p>Low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4H44M0S" table:style-name="Ctime">
            <text:p>2:4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VID-19 Negative">
            <text:p>COVID-19 Negativ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.000000000">
            <text:p>36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66.700000000">
            <text:p>66.700000000</text:p>
          </table:table-cell>
          <table:table-cell office:value-type="float" office:value="2.000000000">
            <text:p>2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104">
            <text:p>10.0.1104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RUN">
            <text:p>RUN</text:p>
          </table:table-cell>
          <table:table-cell office:value-type="string" office:string-value="GPU">
            <text:p>GPU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2">
            <text:p>2</text:p>
          </table:table-cell>
          <table:table-cell office:value-type="boolean" office:boolean-value="true">
            <text:p>True</text:p>
          </table:table-cell>
          <table:table-cell office:value-type="string" office:string-value="12093">
            <text:p>12093</text:p>
          </table:table-cell>
          <table:table-cell office:value-type="date" office:date-value="1983-01-13" table:style-name="Cdate">
            <text:p>1/13/1983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">
            <text:p>6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0H34M0S" table:style-name="Ctime">
            <text:p>12:34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.000000000">
            <text:p>150.000000000</text:p>
          </table:table-cell>
          <table:table-cell office:value-type="float" office:value="150.000000000">
            <text:p>15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4: Vulnerable">
            <text:p>4: Vulnerab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ECG">
            <text:p>ECG</text:p>
          </table:table-cell>
          <table:table-cell office:value-type="string" office:string-value="Abnormal">
            <text:p>Abnorm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H59M0S" table:style-name="Ctime">
            <text:p>1:59 AM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2H30M0S" table:style-name="Ctime">
            <text:p>2:30 AM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">
            <text:p>Other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float" office:value="0.100000000">
            <text:p>0.100000000</text:p>
          </table:table-cell>
          <table:table-cell office:value-type="float" office:value="5.000000000">
            <text:p>5.000000000</text:p>
          </table:table-cell>
          <table:table-cell office:value-type="float" office:value="1.000000000">
            <text:p>1.000000000</text:p>
          </table:table-cell>
          <table:table-cell office:value-type="string" office:string-value="mGy">
            <text:p>mGy</text:p>
          </table:table-cell>
          <table:table-cell office:value-type="float" office:value="100.000000000">
            <text:p>100.000000000</text:p>
          </table:table-cell>
          <table:table-cell office:value-type="string" office:string-value="µGy/m²">
            <text:p>µGy/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float" office:value="1.000000000">
            <text:p>1.000000000</text:p>
          </table:table-cell>
          <table:table-cell office:value-type="boolean" office:boolean-value="false">
            <text:p>False</text:p>
          </table:table-cell>
          <table:table-cell office:value-type="float" office:value="20.000000000">
            <text:p>20.00000000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Asymptomatic">
            <text:p>Asymptomatic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ft">
            <text:p>Lef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rgent">
            <text:p>Urg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Initial PCI">
            <text:p>Initial PCI</text:p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Low Syntax Score">
            <text:p>Low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4H44M0S" table:style-name="Ctime">
            <text:p>2:4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VID-19 Negative">
            <text:p>COVID-19 Negativ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.000000000">
            <text:p>36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66.700000000">
            <text:p>66.700000000</text:p>
          </table:table-cell>
          <table:table-cell office:value-type="float" office:value="2.000000000">
            <text:p>2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104">
            <text:p>10.0.1104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RUN">
            <text:p>RUN</text:p>
          </table:table-cell>
          <table:table-cell office:value-type="string" office:string-value="GPU">
            <text:p>GPU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2">
            <text:p>2</text:p>
          </table:table-cell>
          <table:table-cell office:value-type="boolean" office:boolean-value="true">
            <text:p>True</text:p>
          </table:table-cell>
          <table:table-cell office:value-type="string" office:string-value="12093">
            <text:p>12093</text:p>
          </table:table-cell>
          <table:table-cell office:value-type="date" office:date-value="1983-01-13" table:style-name="Cdate">
            <text:p>1/13/1983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">
            <text:p>6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0H34M0S" table:style-name="Ctime">
            <text:p>12:34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.000000000">
            <text:p>150.000000000</text:p>
          </table:table-cell>
          <table:table-cell office:value-type="float" office:value="150.000000000">
            <text:p>15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4: Vulnerable">
            <text:p>4: Vulnerab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ECG">
            <text:p>ECG</text:p>
          </table:table-cell>
          <table:table-cell office:value-type="string" office:string-value="Abnormal">
            <text:p>Abnorm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H59M0S" table:style-name="Ctime">
            <text:p>1:59 AM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2H30M0S" table:style-name="Ctime">
            <text:p>2:30 AM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">
            <text:p>Other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float" office:value="0.100000000">
            <text:p>0.100000000</text:p>
          </table:table-cell>
          <table:table-cell office:value-type="float" office:value="5.000000000">
            <text:p>5.000000000</text:p>
          </table:table-cell>
          <table:table-cell office:value-type="float" office:value="1.000000000">
            <text:p>1.000000000</text:p>
          </table:table-cell>
          <table:table-cell office:value-type="string" office:string-value="mGy">
            <text:p>mGy</text:p>
          </table:table-cell>
          <table:table-cell office:value-type="float" office:value="100.000000000">
            <text:p>100.000000000</text:p>
          </table:table-cell>
          <table:table-cell office:value-type="string" office:string-value="µGy/m²">
            <text:p>µGy/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float" office:value="1.000000000">
            <text:p>1.000000000</text:p>
          </table:table-cell>
          <table:table-cell office:value-type="boolean" office:boolean-value="false">
            <text:p>False</text:p>
          </table:table-cell>
          <table:table-cell office:value-type="float" office:value="20.000000000">
            <text:p>20.00000000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Asymptomatic">
            <text:p>Asymptomatic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ft">
            <text:p>Lef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rgent">
            <text:p>Urg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Initial PCI">
            <text:p>Initial PCI</text:p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Low Syntax Score">
            <text:p>Low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4H44M0S" table:style-name="Ctime">
            <text:p>2:4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VID-19 Negative">
            <text:p>COVID-19 Negativ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.000000000">
            <text:p>36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66.700000000">
            <text:p>66.700000000</text:p>
          </table:table-cell>
          <table:table-cell office:value-type="float" office:value="2.000000000">
            <text:p>2.000000000</text:p>
          </table:table-cell>
        </table:table-row>
      </table:table>
      <table:table table:name="Research Study">
        <table:table-column table:number-columns-repeated="4"/>
        <table:table-row>
          <table:table-cell office:value-type="string" office:string-value="Research Study">
            <text:p>Research Study</text:p>
          </table:table-cell>
          <table:table-cell office:value-type="string" office:string-value="#">
            <text:p>#</text:p>
          </table:table-cell>
          <table:table-cell office:value-type="string" office:string-value="Research Study Name [3025: StudyName]">
            <text:p>Research Study Name [3025: StudyName]</text:p>
          </table:table-cell>
          <table:table-cell office:value-type="string" office:string-value="Research Study Patient ID [3030: StudyPtID]">
            <text:p>Research Study Patient ID [3030: StudyPtID]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string-value="asdfsa">
            <text:p>asdfsa</text:p>
          </table:table-cell>
          <table:table-cell office:value-type="string" office:string-value="3421">
            <text:p>34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3242314">
            <text:p>3242314</text:p>
          </table:table-cell>
          <table:table-cell office:value-type="string" office:string-value="234213">
            <text:p>234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123413">
            <text:p>123413</text:p>
          </table:table-cell>
          <table:table-cell office:value-type="string" office:string-value="12341234">
            <text:p>123412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string-value="asdfsa">
            <text:p>asdfsa</text:p>
          </table:table-cell>
          <table:table-cell office:value-type="string" office:string-value="3421">
            <text:p>34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3242314">
            <text:p>3242314</text:p>
          </table:table-cell>
          <table:table-cell office:value-type="string" office:string-value="234213">
            <text:p>234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123413">
            <text:p>123413</text:p>
          </table:table-cell>
          <table:table-cell office:value-type="string" office:string-value="12341234">
            <text:p>123412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string-value="asdfsa">
            <text:p>asdfsa</text:p>
          </table:table-cell>
          <table:table-cell office:value-type="string" office:string-value="3421">
            <text:p>34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3242314">
            <text:p>3242314</text:p>
          </table:table-cell>
          <table:table-cell office:value-type="string" office:string-value="234213">
            <text:p>234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123413">
            <text:p>123413</text:p>
          </table:table-cell>
          <table:table-cell office:value-type="string" office:string-value="12341234">
            <text:p>123412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string-value="asdfsa">
            <text:p>asdfsa</text:p>
          </table:table-cell>
          <table:table-cell office:value-type="string" office:string-value="3421">
            <text:p>34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3242314">
            <text:p>3242314</text:p>
          </table:table-cell>
          <table:table-cell office:value-type="string" office:string-value="234213">
            <text:p>234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123413">
            <text:p>123413</text:p>
          </table:table-cell>
          <table:table-cell office:value-type="string" office:string-value="12341234">
            <text:p>12341234</text:p>
          </table:table-cell>
        </table:table-row>
      </table:table>
      <table:table table:name="Attending Providers">
        <table:table-column table:number-columns-repeated="9"/>
        <table:table-row>
          <table:table-cell office:value-type="string" office:string-value="Attending Providers">
            <text:p>Attending Providers</text:p>
          </table:table-cell>
          <table:table-cell office:value-type="string" office:string-value="#">
            <text:p>#</text:p>
          </table:table-cell>
          <table:table-cell office:value-type="string" office:string-value="Attending Provider">
            <text:p>Attending Provider</text:p>
          </table:table-cell>
          <table:table-cell office:value-type="string" office:string-value="Attending Provider's Last Name [3055: AttLName]">
            <text:p>Attending Provider's Last Name [3055: AttLName]</text:p>
          </table:table-cell>
          <table:table-cell office:value-type="string" office:string-value="Attending Provider's First Name [3056: AttFName]">
            <text:p>Attending Provider's First Name [3056: AttFName]</text:p>
          </table:table-cell>
          <table:table-cell office:value-type="string" office:string-value="Attending Provider's Middle Name [3057: AttMName]">
            <text:p>Attending Provider's Middle Name [3057: AttMName]</text:p>
          </table:table-cell>
          <table:table-cell office:value-type="string" office:string-value="Attending Provider's NPI [3058: AttNPI]">
            <text:p>Attending Provider's NPI [3058: AttNPI]</text:p>
          </table:table-cell>
          <table:table-cell office:value-type="string" office:string-value="Attending Provider's NPI [3058: AttNPI]">
            <text:p>Attending Provider's NPI [3058: AttNPI]</text:p>
          </table:table-cell>
          <table:table-cell office:value-type="string" office:string-value="Attending Provider's NPI [3058: AttNPI]">
            <text:p>Attending Provider's NPI [3058: AttNPI]</text:p>
          </table:table-cell>
        </table:table-row>
      </table:table>
      <table:table table:name="Pre-Procedure Medications">
        <table:table-column table:number-columns-repeated="5"/>
        <table:table-row>
          <table:table-cell office:value-type="string" office:string-value="Pre-Procedure Medications">
            <text:p>Pre-Procedure Medications</text:p>
          </table:table-cell>
          <table:table-cell office:value-type="string" office:string-value="#">
            <text:p>#</text:p>
          </table:table-cell>
          <table:table-cell office:value-type="string" office:string-value="PreProcedure Medication Code [6986: PreProcMedID]">
            <text:p>PreProcedure Medication Code [6986: PreProcMedID]</text:p>
          </table:table-cell>
          <table:table-cell office:value-type="string" office:string-value="PreProcedure Medication Category">
            <text:p>PreProcedure Medication Category</text:p>
          </table:table-cell>
          <table:table-cell office:value-type="string" office:string-value="PreProcedure Medication Administered [6991: PreProcMedAdmin]">
            <text:p>PreProcedure Medication Administered [6991: PreProcMedAdmin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No">
            <text:p>No</text:p>
          </table:table-cell>
        </table:table-row>
      </table:table>
      <table:table table:name="Concomitant Procedures Performe">
        <table:table-column table:number-columns-repeated="3"/>
        <table:table-row>
          <table:table-cell office:value-type="string" office:string-value="Concomitant Procedures Performed Type">
            <text:p>Concomitant Procedures Performed Type</text:p>
          </table:table-cell>
          <table:table-cell office:value-type="string" office:string-value="#">
            <text:p>#</text:p>
          </table:table-cell>
          <table:table-cell office:value-type="string" office:string-value="Concomitant Procedures Performed Type [7066: ConcomProcType]">
            <text:p>Concomitant Procedures Performed Type [7066: ConcomProcType]</text:p>
          </table:table-cell>
        </table:table-row>
      </table:table>
      <table:table table:name="Closure Methods">
        <table:table-column table:number-columns-repeated="6"/>
        <table:table-row>
          <table:table-cell office:value-type="string" office:string-value="Closure Methods">
            <text:p>Closure Methods</text:p>
          </table:table-cell>
          <table:table-cell office:value-type="string" office:string-value="#">
            <text:p>#</text:p>
          </table:table-cell>
          <table:table-cell office:value-type="string" office:string-value="Closure Device Counter [7330: ClosureCounter]">
            <text:p>Closure Device Counter [7330: ClosureCounter]</text:p>
          </table:table-cell>
          <table:table-cell office:value-type="string" office:string-value="Arterial Access Closure Method [7331: ClosureDevID]">
            <text:p>Arterial Access Closure Method [7331: ClosureDevID]</text:p>
          </table:table-cell>
          <table:table-cell office:value-type="string" office:string-value="Arterial Access Closure Method Category">
            <text:p>Arterial Access Closure Method Category</text:p>
          </table:table-cell>
          <table:table-cell office:value-type="string" office:string-value="Closure Method Unique Device Identifier [7333: ClosureUDI]">
            <text:p>Closure Method Unique Device Identifier [7333: ClosureUDI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Left Hand">
            <text:p>Left Hand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Left Hand">
            <text:p>Left Hand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Left Hand">
            <text:p>Left Hand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Left Hand">
            <text:p>Left Hand</text:p>
          </table:table-cell>
        </table:table-row>
      </table:table>
      <table:table table:name="Indications for Cath Lab Visit">
        <table:table-column table:number-columns-repeated="3"/>
        <table:table-row>
          <table:table-cell office:value-type="string" office:string-value="Indications for Cath Lab Visit">
            <text:p>Indications for Cath Lab Visit</text:p>
          </table:table-cell>
          <table:table-cell office:value-type="string" office:string-value="#">
            <text:p>#</text:p>
          </table:table-cell>
          <table:table-cell office:value-type="string" office:string-value="Indications for Cath Lab Visit [7400: CathLabVisitIndication]">
            <text:p>Indications for Cath Lab Visit [7400: CathLabVisitIndication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</table:table>
      <table:table table:name="Native Vessel">
        <table:table-column table:number-columns-repeated="10"/>
        <table:table-row>
          <table:table-cell office:value-type="string" office:string-value="Native Vessel">
            <text:p>Native Vessel</text:p>
          </table:table-cell>
          <table:table-cell office:value-type="string" office:string-value="#">
            <text:p>#</text:p>
          </table:table-cell>
          <table:table-cell office:value-type="string" office:string-value="Native Lesion Segment Number [7507: NVSegmentID]">
            <text:p>Native Lesion Segment Number [7507: NVSegmentID]</text:p>
          </table:table-cell>
          <table:table-cell office:value-type="string" office:string-value="Native Coronary Vessel Stenosis [7508: NVCoroVesselStenosis]">
            <text:p>Native Coronary Vessel Stenosis [7508: NVCoroVesselStenosis]</text:p>
          </table:table-cell>
          <table:table-cell office:value-type="string" office:string-value="Native Vessel Adjunctive Measurements Obtained [7511: NVAdjuncMeasObtained]">
            <text:p>Native Vessel Adjunctive Measurements Obtained [7511: NVAdjuncMeasObtained]</text:p>
          </table:table-cell>
          <table:table-cell office:value-type="string" office:string-value="Native Vessel Fractional Flow Reserve Ratio [7512: NV_FFR]">
            <text:p>Native Vessel Fractional Flow Reserve Ratio [7512: NV_FFR]</text:p>
          </table:table-cell>
          <table:table-cell office:value-type="string" office:string-value="Native Vessel Instantaneous Wave-Free Ratio [7513: NV_IFR]">
            <text:p>Native Vessel Instantaneous Wave-Free Ratio [7513: NV_IFR]</text:p>
          </table:table-cell>
          <table:table-cell office:value-type="string" office:string-value="Native Vessel Intravascular Ultrasonography [7514: NV_IVUS]">
            <text:p>Native Vessel Intravascular Ultrasonography [7514: NV_IVUS]</text:p>
          </table:table-cell>
          <table:table-cell office:value-type="string" office:string-value="Native Vessel Optical Coherence Tomography [7515: NV_OCT]">
            <text:p>Native Vessel Optical Coherence Tomography [7515: NV_OCT]</text:p>
          </table:table-cell>
          <table:table-cell office:value-type="string" office:string-value="Native Lesion Segment Number [7507: NVSegmentID]">
            <text:p>Native Lesion Segment Number [7507: NVSegmentID]</text:p>
          </table:table-cell>
        </table:table-row>
      </table:table>
      <table:table table:name="Graft Vessel">
        <table:table-column table:number-columns-repeated="12"/>
        <table:table-row>
          <table:table-cell office:value-type="string" office:string-value="Graft Vessel">
            <text:p>Graft Vessel</text:p>
          </table:table-cell>
          <table:table-cell office:value-type="string" office:string-value="#">
            <text:p>#</text:p>
          </table:table-cell>
          <table:table-cell office:value-type="string" office:string-value="Graft Lesion Segment Number [7527: GraftSegmentID]">
            <text:p>Graft Lesion Segment Number [7527: GraftSegmentID]</text:p>
          </table:table-cell>
          <table:table-cell office:value-type="string" office:string-value="Graft Coronary Vessel Stenosis [7528: GraftCoroVesselStenosis]">
            <text:p>Graft Coronary Vessel Stenosis [7528: GraftCoroVesselStenosis]</text:p>
          </table:table-cell>
          <table:table-cell office:value-type="string" office:string-value="CABG Graft Vessel Unknown [7530: CABGGraftVesselUnk]">
            <text:p>CABG Graft Vessel Unknown [7530: CABGGraftVesselUnk]</text:p>
          </table:table-cell>
          <table:table-cell office:value-type="string" office:string-value="CABG Graft Vessel [7529: CABGGraftVessel]">
            <text:p>CABG Graft Vessel [7529: CABGGraftVessel]</text:p>
          </table:table-cell>
          <table:table-cell office:value-type="string" office:string-value="Graft Vessel Adjunctive Measurements Obtained [7531: GraftAdjuncMeasObtained]">
            <text:p>Graft Vessel Adjunctive Measurements Obtained [7531: GraftAdjuncMeasObtained]</text:p>
          </table:table-cell>
          <table:table-cell office:value-type="string" office:string-value="Graft Vessel Fractional Flow Reserve Ratio [7532: Graft_FFR]">
            <text:p>Graft Vessel Fractional Flow Reserve Ratio [7532: Graft_FFR]</text:p>
          </table:table-cell>
          <table:table-cell office:value-type="string" office:string-value="Graft Vessel Instantaneous Wave-Free Ratio [7533: Graft_IFR]">
            <text:p>Graft Vessel Instantaneous Wave-Free Ratio [7533: Graft_IFR]</text:p>
          </table:table-cell>
          <table:table-cell office:value-type="string" office:string-value="Graft Vessel Intravascular Ultrasonography [7534: Graft_IVUS]">
            <text:p>Graft Vessel Intravascular Ultrasonography [7534: Graft_IVUS]</text:p>
          </table:table-cell>
          <table:table-cell office:value-type="string" office:string-value="Graft Vessel Optical Coherence Tomography [7535: Graft_OCT]">
            <text:p>Graft Vessel Optical Coherence Tomography [7535: Graft_OCT]</text:p>
          </table:table-cell>
          <table:table-cell office:value-type="string" office:string-value="Graft Lesion Segment Number [7527: GraftSegmentID]">
            <text:p>Graft Lesion Segment Number [7527: GraftSegmentID]</text:p>
          </table:table-cell>
        </table:table-row>
      </table:table>
      <table:table table:name="Procedure Medications">
        <table:table-column table:number-columns-repeated="5"/>
        <table:table-row>
          <table:table-cell office:value-type="string" office:string-value="Procedure Medications">
            <text:p>Procedure Medications</text:p>
          </table:table-cell>
          <table:table-cell office:value-type="string" office:string-value="#">
            <text:p>#</text:p>
          </table:table-cell>
          <table:table-cell office:value-type="string" office:string-value="PCI Procedure Medication Code [7990: ProcMedID]">
            <text:p>PCI Procedure Medication Code [7990: ProcMedID]</text:p>
          </table:table-cell>
          <table:table-cell office:value-type="string" office:string-value="PCI Procedure Medication Category">
            <text:p>PCI Procedure Medication Category</text:p>
          </table:table-cell>
          <table:table-cell office:value-type="string" office:string-value="Procedure Medications Administered [7995: ProcMedAdmin]">
            <text:p>Procedure Medications Administered [7995: ProcMedAdmin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</table:table>
      <table:table table:name="Lesions">
        <table:table-column table:number-columns-repeated="72"/>
        <table:table-row>
          <table:table-cell office:value-type="string" office:string-value="Lesions">
            <text:p>Lesions</text:p>
          </table:table-cell>
          <table:table-cell office:value-type="string" office:string-value="#">
            <text:p>#</text:p>
          </table:table-cell>
          <table:table-cell office:value-type="string" office:string-value="Lesion Counter [8000: LesionCounter]">
            <text:p>Lesion Counter [8000: LesionCounter]</text:p>
          </table:table-cell>
          <table:table-cell office:value-type="string" office:string-value="Culprit Stenosis Unknown [8003: CulpritArteryUnk]">
            <text:p>Culprit Stenosis Unknown [8003: CulpritArteryUnk]</text:p>
          </table:table-cell>
          <table:table-cell office:value-type="string" office:string-value="Culprit Stenosis [8002: CulpritArtery]">
            <text:p>Culprit Stenosis [8002: CulpritArtery]</text:p>
          </table:table-cell>
          <table:table-cell office:value-type="string" office:string-value="Stenosis Immediately Prior to Treatment [8004: StenosisPriorTreat]">
            <text:p>Stenosis Immediately Prior to Treatment [8004: StenosisPriorTreat]</text:p>
          </table:table-cell>
          <table:table-cell office:value-type="string" office:string-value="Chronic Total Occlusion Unknown [8006: ChronicOcclusionUnk]">
            <text:p>Chronic Total Occlusion Unknown [8006: ChronicOcclusionUnk]</text:p>
          </table:table-cell>
          <table:table-cell office:value-type="string" office:string-value="Chronic Total Occlusion [8005: ChronicOcclusion]">
            <text:p>Chronic Total Occlusion [8005: ChronicOcclusion]</text:p>
          </table:table-cell>
          <table:table-cell office:value-type="string" office:string-value="TIMI Flow (Pre-Intervention) [8007: PreProcTIMI]">
            <text:p>TIMI Flow (Pre-Intervention) [8007: PreProcTIMI]</text:p>
          </table:table-cell>
          <table:table-cell office:value-type="string" office:string-value="Previously Treated Lesion [8008: PrevTreatedLesion]">
            <text:p>Previously Treated Lesion [8008: PrevTreatedLesion]</text:p>
          </table:table-cell>
          <table:table-cell office:value-type="string" office:string-value="Previously Treated Lesion Date [8009: PrevTreatedLesionDate]">
            <text:p>Previously Treated Lesion Date [8009: PrevTreatedLesionDate]</text:p>
          </table:table-cell>
          <table:table-cell office:value-type="string" office:string-value="Treated with Stent [8010: PreviousStent]">
            <text:p>Treated with Stent [8010: PreviousStent]</text:p>
          </table:table-cell>
          <table:table-cell office:value-type="string" office:string-value="In-stent Restenosis [8011: InRestenosis]">
            <text:p>In-stent Restenosis [8011: InRestenosis]</text:p>
          </table:table-cell>
          <table:table-cell office:value-type="string" office:string-value="In-stent Thrombosis [8012: InThrombosis]">
            <text:p>In-stent Thrombosis [8012: InThrombosis]</text:p>
          </table:table-cell>
          <table:table-cell office:value-type="string" office:string-value="Stent Type Unknown [8014: StentTypeUnk]">
            <text:p>Stent Type Unknown [8014: StentTypeUnk]</text:p>
          </table:table-cell>
          <table:table-cell office:value-type="string" office:string-value="Stent Type [8013: StentType]">
            <text:p>Stent Type [8013: StentType]</text:p>
          </table:table-cell>
          <table:table-cell office:value-type="string" office:string-value="Lesion In Graft [8015: LesionGraft]">
            <text:p>Lesion In Graft [8015: LesionGraft]</text:p>
          </table:table-cell>
          <table:table-cell office:value-type="string" office:string-value="Type of CABG Graft [8016: LesionGraftType]">
            <text:p>Type of CABG Graft [8016: LesionGraftType]</text:p>
          </table:table-cell>
          <table:table-cell office:value-type="string" office:string-value="Location in Graft [8017: LocGraft]">
            <text:p>Location in Graft [8017: LocGraft]</text:p>
          </table:table-cell>
          <table:table-cell office:value-type="string" office:string-value="Navigate through Graft to Native Lesion [8018: NavGraftNatLes]">
            <text:p>Navigate through Graft to Native Lesion [8018: NavGraftNatLes]</text:p>
          </table:table-cell>
          <table:table-cell office:value-type="string" office:string-value="Lesion Complexity [8019: LesionComplexity]">
            <text:p>Lesion Complexity [8019: LesionComplexity]</text:p>
          </table:table-cell>
          <table:table-cell office:value-type="string" office:string-value="Lesion Length [8020: LesionLength]">
            <text:p>Lesion Length [8020: LesionLength]</text:p>
          </table:table-cell>
          <table:table-cell office:value-type="string" office:string-value="Severe Calcification [8021: SevereCalcification]">
            <text:p>Severe Calcification [8021: SevereCalcification]</text:p>
          </table:table-cell>
          <table:table-cell office:value-type="string" office:string-value="Bifurcation Lesion [8022: BifurcationLesion]">
            <text:p>Bifurcation Lesion [8022: BifurcationLesion]</text:p>
          </table:table-cell>
          <table:table-cell office:value-type="string" office:string-value="Guidewire Across Lesion [8023: GuidewireLesion]">
            <text:p>Guidewire Across Lesion [8023: GuidewireLesion]</text:p>
          </table:table-cell>
          <table:table-cell office:value-type="string" office:string-value="Device Deployed [8024: DeviceDeployed]">
            <text:p>Device Deployed [8024: DeviceDeployed]</text:p>
          </table:table-cell>
          <table:table-cell office:value-type="string" office:string-value="Stenosis (Post-Intervention) [8025: StenosisPostProc]">
            <text:p>Stenosis (Post-Intervention) [8025: StenosisPostProc]</text:p>
          </table:table-cell>
          <table:table-cell office:value-type="string" office:string-value="TIMI Flow (Post-Intervention) [8026: PostProcTIMI]">
            <text:p>TIMI Flow (Post-Intervention) [8026: PostProcTIMI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/C">
            <text:p>High/C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/C">
            <text:p>High/C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/C">
            <text:p>High/C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/C">
            <text:p>High/C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Non-High/Non-C">
            <text:p>Non-High/Non-C</text:p>
          </table:table-cell>
          <table:table-cell office:value-type="float" office:value="7.000000000">
            <text:p>7.000000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string" office:string-value="">
            <text:p/>
          </table:table-cell>
          <table:table-cell office:value-type="string" office:string-value="11b">
            <text:p>11b</text:p>
          </table:table-cell>
          <table:table-cell office:value-type="string" office:string-value="11c">
            <text:p>11c</text:p>
          </table:table-cell>
          <table:table-cell office:value-type="string" office:string-value="12">
            <text:p>12</text:p>
          </table:table-cell>
          <table:table-cell office:value-type="string" office:string-value="18">
            <text:p>1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Non-High/Non-C">
            <text:p>Non-High/Non-C</text:p>
          </table:table-cell>
          <table:table-cell office:value-type="float" office:value="7.000000000">
            <text:p>7.000000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string" office:string-value="">
            <text:p/>
          </table:table-cell>
          <table:table-cell office:value-type="string" office:string-value="11b">
            <text:p>11b</text:p>
          </table:table-cell>
          <table:table-cell office:value-type="string" office:string-value="11c">
            <text:p>11c</text:p>
          </table:table-cell>
          <table:table-cell office:value-type="string" office:string-value="12">
            <text:p>12</text:p>
          </table:table-cell>
          <table:table-cell office:value-type="string" office:string-value="18">
            <text:p>1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Non-High/Non-C">
            <text:p>Non-High/Non-C</text:p>
          </table:table-cell>
          <table:table-cell office:value-type="float" office:value="7.000000000">
            <text:p>7.000000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string" office:string-value="">
            <text:p/>
          </table:table-cell>
          <table:table-cell office:value-type="string" office:string-value="11b">
            <text:p>11b</text:p>
          </table:table-cell>
          <table:table-cell office:value-type="string" office:string-value="11c">
            <text:p>11c</text:p>
          </table:table-cell>
          <table:table-cell office:value-type="string" office:string-value="12">
            <text:p>12</text:p>
          </table:table-cell>
          <table:table-cell office:value-type="string" office:string-value="18">
            <text:p>1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Non-High/Non-C">
            <text:p>Non-High/Non-C</text:p>
          </table:table-cell>
          <table:table-cell office:value-type="float" office:value="7.000000000">
            <text:p>7.000000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string" office:string-value="">
            <text:p/>
          </table:table-cell>
          <table:table-cell office:value-type="string" office:string-value="11b">
            <text:p>11b</text:p>
          </table:table-cell>
          <table:table-cell office:value-type="string" office:string-value="11c">
            <text:p>11c</text:p>
          </table:table-cell>
          <table:table-cell office:value-type="string" office:string-value="12">
            <text:p>12</text:p>
          </table:table-cell>
          <table:table-cell office:value-type="string" office:string-value="18">
            <text:p>18</text:p>
          </table:table-cell>
        </table:table-row>
      </table:table>
      <table:table table:name="Devices">
        <table:table-column table:number-columns-repeated="10"/>
        <table:table-row>
          <table:table-cell office:value-type="string" office:string-value="Devices">
            <text:p>Devices</text:p>
          </table:table-cell>
          <table:table-cell office:value-type="string" office:string-value="#">
            <text:p>#</text:p>
          </table:table-cell>
          <table:table-cell office:value-type="string" office:string-value="Intracoronary Device Counter [8027: ICDevCounter]">
            <text:p>Intracoronary Device Counter [8027: ICDevCounter]</text:p>
          </table:table-cell>
          <table:table-cell office:value-type="string" office:string-value="Intracoronary Device(s) Used [8028: ICDevID]">
            <text:p>Intracoronary Device(s) Used [8028: ICDevID]</text:p>
          </table:table-cell>
          <table:table-cell office:value-type="string" office:string-value="Intracoronary Device Category">
            <text:p>Intracoronary Device Category</text:p>
          </table:table-cell>
          <table:table-cell office:value-type="string" office:string-value="Intracoronary Device Manufacturer">
            <text:p>Intracoronary Device Manufacturer</text:p>
          </table:table-cell>
          <table:table-cell office:value-type="string" office:string-value="Intracoronary Unique Device Identifier [8029: ICDevUDI]">
            <text:p>Intracoronary Unique Device Identifier [8029: ICDevUDI]</text:p>
          </table:table-cell>
          <table:table-cell office:value-type="string" office:string-value="Intracoronary Device Associated Lesion [8030: ICDevCounterAssn]">
            <text:p>Intracoronary Device Associated Lesion [8030: ICDevCounterAssn]</text:p>
          </table:table-cell>
          <table:table-cell office:value-type="string" office:string-value="Intracoronary Device Diameter [8031: DeviceDiameter]">
            <text:p>Intracoronary Device Diameter [8031: DeviceDiameter]</text:p>
          </table:table-cell>
          <table:table-cell office:value-type="string" office:string-value="Intracoronary Device Length [8032: DeviceLength]">
            <text:p>Intracoronary Device Length [8032: DeviceLength]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Azule Stent">
            <text:p>Azule Stent</text:p>
          </table:table-cell>
          <table:table-cell office:value-type="string" office:string-value="Bare Metal Stent">
            <text:p>Bare Metal Stent</text:p>
          </table:table-cell>
          <table:table-cell office:value-type="string" office:string-value="OrbusNeich">
            <text:p>OrbusNeich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Azule Stent">
            <text:p>Azule Stent</text:p>
          </table:table-cell>
          <table:table-cell office:value-type="string" office:string-value="Bare Metal Stent">
            <text:p>Bare Metal Stent</text:p>
          </table:table-cell>
          <table:table-cell office:value-type="string" office:string-value="OrbusNeich">
            <text:p>OrbusNeich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Azule Stent">
            <text:p>Azule Stent</text:p>
          </table:table-cell>
          <table:table-cell office:value-type="string" office:string-value="Bare Metal Stent">
            <text:p>Bare Metal Stent</text:p>
          </table:table-cell>
          <table:table-cell office:value-type="string" office:string-value="OrbusNeich">
            <text:p>OrbusNeich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Azule Stent">
            <text:p>Azule Stent</text:p>
          </table:table-cell>
          <table:table-cell office:value-type="string" office:string-value="Bare Metal Stent">
            <text:p>Bare Metal Stent</text:p>
          </table:table-cell>
          <table:table-cell office:value-type="string" office:string-value="OrbusNeich">
            <text:p>OrbusNeich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Intra and Post-Procedure Events">
        <table:table-column table:number-columns-repeated="7"/>
        <table:table-row>
          <table:table-cell office:value-type="string" office:string-value="Intra and Post-Procedure Events">
            <text:p>Intra and Post-Procedure Events</text:p>
          </table:table-cell>
          <table:table-cell office:value-type="string" office:string-value="#">
            <text:p>#</text:p>
          </table:table-cell>
          <table:table-cell office:value-type="string" office:string-value="Intra/Post-Procedure Events [9001: PostProcEvent]">
            <text:p>Intra/Post-Procedure Events [9001: PostProcEvent]</text:p>
          </table:table-cell>
          <table:table-cell office:value-type="string" office:string-value="Intra/Post-Procedure Events Occurred [9002: PostProcOccurred]">
            <text:p>Intra/Post-Procedure Events Occurred [9002: PostProcOccurred]</text:p>
          </table:table-cell>
          <table:table-cell office:value-type="string" office:string-value="Intra and Post-Procedure Event Dates">
            <text:p>Intra and Post-Procedure Event Dates</text:p>
          </table:table-cell>
          <table:table-cell office:value-type="string" office:string-value="Intra/Post-Procedure Event Date and Time [9003: PostProcDateTime]">
            <text:p>Intra/Post-Procedure Event Date and Time [9003: PostProcDateTime]</text:p>
          </table:table-cell>
          <table:table-cell office:value-type="string" office:string-value="Intra/Post-Procedure Event Date and Time [9003: PostProcDateTime] Time">
            <text:p>Intra/Post-Procedure Event Date and Time [9003: PostProcDateTime] Tim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true">
            <text:p>True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true">
            <text:p>True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true">
            <text:p>True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true">
            <text:p>True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true">
            <text:p>True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true">
            <text:p>True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true">
            <text:p>True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true">
            <text:p>True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Discharge Medications">
        <table:table-column table:number-columns-repeated="10"/>
        <table:table-row>
          <table:table-cell office:value-type="string" office:string-value="Discharge Medications">
            <text:p>Discharge Medications</text:p>
          </table:table-cell>
          <table:table-cell office:value-type="string" office:string-value="#">
            <text:p>#</text:p>
          </table:table-cell>
          <table:table-cell office:value-type="string" office:string-value="Discharge Medication Code [10200: DC_MedID]">
            <text:p>Discharge Medication Code [10200: DC_MedID]</text:p>
          </table:table-cell>
          <table:table-cell office:value-type="string" office:string-value="Discharge Medication Category">
            <text:p>Discharge Medication Category</text:p>
          </table:table-cell>
          <table:table-cell office:value-type="string" office:string-value="Discharge Medication Prescribed [10205: DC_MedAdmin]">
            <text:p>Discharge Medication Prescribed [10205: DC_MedAdmin]</text:p>
          </table:table-cell>
          <table:table-cell office:value-type="string" office:string-value="Discharge Medication Dose [10207: DC_MedDose]">
            <text:p>Discharge Medication Dose [10207: DC_MedDose]</text:p>
          </table:table-cell>
          <table:table-cell office:value-type="string" office:string-value="Cost">
            <text:p>Cost</text:p>
          </table:table-cell>
          <table:table-cell office:value-type="string" office:string-value="Alternative Therapy Preferred">
            <text:p>Alternative Therapy Preferred</text:p>
          </table:table-cell>
          <table:table-cell office:value-type="string" office:string-value="Negative Side Effect">
            <text:p>Negative Side Effect</text:p>
          </table:table-cell>
          <table:table-cell office:value-type="string" office:string-value="Patient Rationale for not taking medication [10206: DC_PtRationale]">
            <text:p>Patient Rationale for not taking medication [10206: DC_PtRationale]</text:p>
          </table:table-cell>
        </table:table-row>
      </table:table>
      <table:table table:name="COVID-19 Therapies [14616 :CV19">
        <table:table-column table:number-columns-repeated="1"/>
        <table:table-row>
          <table:table-cell office:value-type="string" office:string-value="COVID-19 Therapies [14616 :CV19_RxID]">
            <text:p>COVID-19 Therapies [14616 :CV19_RxID]</text:p>
          </table:table-cell>
        </table:table-row>
      </table:table>
      <table:table table:name="COVID-19 Clinical Trial Identif">
        <table:table-column table:number-columns-repeated="3"/>
        <table:table-row>
          <table:table-cell office:value-type="string" office:string-value="COVID-19 Clinical Trial Identification [14628 :ClinTrialIdentC]">
            <text:p>COVID-19 Clinical Trial Identification [14628 :ClinTrialIdentC]</text:p>
          </table:table-cell>
          <table:table-cell office:value-type="string" office:string-value="#">
            <text:p>#</text:p>
          </table:table-cell>
          <table:table-cell office:value-type="string" office:string-value="COVID-19 Clinical Trial Identification [14628 :ClinTrialIdentC]">
            <text:p>COVID-19 Clinical Trial Identification [14628 :ClinTrialIdentC]</text:p>
          </table:table-cell>
        </table:table-row>
      </table:table>
      <table:table table:name="Events During Hospitalization [">
        <table:table-column table:number-columns-repeated="1"/>
        <table:table-row>
          <table:table-cell office:value-type="string" office:string-value="Events During Hospitalization [14617 :EDHc]">
            <text:p>Events During Hospitalization [14617 :EDHc]</text:p>
          </table:table-cell>
        </table:table-row>
      </table:table>
      <table:table table:name="Mechanical Ventricular Support ">
        <table:table-column table:number-columns-repeated="3"/>
        <table:table-row>
          <table:table-cell office:value-type="string" office:string-value="Mechanical Ventricular Support Device(s) [14626 :MVSDc]">
            <text:p>Mechanical Ventricular Support Device(s) [14626 :MVSDc]</text:p>
          </table:table-cell>
          <table:table-cell office:value-type="string" office:string-value="#">
            <text:p>#</text:p>
          </table:table-cell>
          <table:table-cell office:value-type="string" office:string-value="Mechanical Support Device">
            <text:p>Mechanical Support Device</text:p>
          </table:table-cell>
        </table:table-row>
      </table:table>
      <table:table table:name="Intra and Post-Procedure Event ">
        <table:table-column table:number-columns-repeated="4"/>
        <table:table-row>
          <table:table-cell office:value-type="string" office:string-value="Intra and Post-Procedure Event Dates">
            <text:p>Intra and Post-Procedure Event Dates</text:p>
          </table:table-cell>
          <table:table-cell office:value-type="string" office:string-value="#">
            <text:p>#</text:p>
          </table:table-cell>
          <table:table-cell office:value-type="string" office:string-value="Intra/Post-Procedure Event Date and Time [9003: PostProcDateTime]">
            <text:p>Intra/Post-Procedure Event Date and Time [9003: PostProcDateTime]</text:p>
          </table:table-cell>
          <table:table-cell office:value-type="string" office:string-value="Intra/Post-Procedure Event Date and Time [9003: PostProcDateTime] Time">
            <text:p>Intra/Post-Procedure Event Date and Time [9003: PostProcDateTime] Time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spreadsheet>
  </body>
</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>
  <office:styles>
    <number:number-style style:name="N0">
      <number:number number:min-integer-digits="1"/>
    </number:number-style>
    <number:date-style style:name="Ndate">
      <number:month/>
      <number:text>/</number:text>
      <number:day/>
      <number:text>/</number:text>
      <number:year number:style="long"/>
      <number:year number:style="long"/>
      <number:year/>
      <number:year/>
    </number:date-style>
    <number:time-style style:name="Ntime">
      <number:hours/>
      <number:text>:</number:text>
      <number:minutes number:style="long"/>
      <number:text> </number:text>
      <number:am-pm/>
    </number:time-style>
    <number:time-style style:name="Ntimestamp">
      <number:hours/>
      <number:text>:</number:text>
      <number:minutes number:style="long"/>
      <number:text>:</number:text>
      <number:seconds number:style="long"/>
      <number:text> </number:text>
      <number:am-pm/>
    </number:time-style>
  </office: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Cedaron.FormBuilder.Presentation</meta:generator>
    <meta:creation-date>2020-10-12T20:54:21.3171109Z</meta:creation-date>
  </office:meta>
</office:document-meta>
</file>